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9-01T00:00:00" table:style-name="ce5">
            <text:p>2021/9/1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859" table:style-name="ce6">
            <text:p>2,859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9783" table:style-name="ce6">
            <text:p>9,783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3442" table:style-name="ce6">
            <text:p>13,442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853" table:style-name="ce6">
            <text:p>5,853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11112" table:style-name="ce6">
            <text:p>11,112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21581" table:style-name="ce6">
            <text:p>21,581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25585" table:style-name="ce6">
            <text:p>25,585<text:s/></text:p>
          </table:table-cell>
          <table:table-cell office:value-type="float" office:value="19028" table:style-name="ce6">
            <text:p>19,028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70720" table:style-name="ce6">
            <text:p>70,720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15757" table:style-name="ce6">
            <text:p>15,757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7253" table:style-name="ce6">
            <text:p>17,253<text:s/></text:p>
          </table:table-cell>
          <table:table-cell office:value-type="float" office:value="16289" table:style-name="ce6">
            <text:p>16,289<text:s/></text:p>
          </table:table-cell>
          <table:table-cell office:value-type="float" office:value="9569" table:style-name="ce6">
            <text:p>9,569<text:s/></text:p>
          </table:table-cell>
          <table:table-cell office:value-type="float" office:value="21809" table:style-name="ce6">
            <text:p>21,809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25599" table:style-name="ce6">
            <text:p>25,599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21243" table:style-name="ce6">
            <text:p>21,243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40519" table:style-name="ce6">
            <text:p>40,519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8853" table:style-name="ce6">
            <text:p>28,853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6644" table:style-name="ce6">
            <text:p>16,644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5482" table:style-name="ce6">
            <text:p>15,482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3237" table:style-name="ce6">
            <text:p>3,237<text:s/></text:p>
          </table:table-cell>
          <table:table-cell table:number-columns-repeated="16264"/>
        </table:table-row>
        <table:table-row table:style-name="ro2">
          <table:table-cell office:value-type="date" office:date-value="2021-09-02T00:00:00" table:style-name="ce5">
            <text:p>2021/9/2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6674" table:style-name="ce6">
            <text:p>26,674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5813" table:style-name="ce6">
            <text:p>5,813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2471" table:style-name="ce6">
            <text:p>12,471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18931" table:style-name="ce6">
            <text:p>18,931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6698" table:style-name="ce6">
            <text:p>16,698<text:s/></text:p>
          </table:table-cell>
          <table:table-cell office:value-type="float" office:value="72972" table:style-name="ce6">
            <text:p>72,972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5987" table:style-name="ce6">
            <text:p>15,987<text:s/></text:p>
          </table:table-cell>
          <table:table-cell office:value-type="float" office:value="18710" table:style-name="ce6">
            <text:p>18,710<text:s/></text:p>
          </table:table-cell>
          <table:table-cell office:value-type="float" office:value="15052" table:style-name="ce6">
            <text:p>15,052<text:s/></text:p>
          </table:table-cell>
          <table:table-cell office:value-type="float" office:value="17141" table:style-name="ce6">
            <text:p>17,141<text:s/></text:p>
          </table:table-cell>
          <table:table-cell office:value-type="float" office:value="16159" table:style-name="ce6">
            <text:p>16,159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1469" table:style-name="ce6">
            <text:p>21,469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7136" table:style-name="ce6">
            <text:p>7,136<text:s/></text:p>
          </table:table-cell>
          <table:table-cell office:value-type="float" office:value="8977" table:style-name="ce6">
            <text:p>8,977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17188" table:style-name="ce6">
            <text:p>17,188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33065" table:style-name="ce6">
            <text:p>33,065<text:s/></text:p>
          </table:table-cell>
          <table:table-cell office:value-type="float" office:value="14052" table:style-name="ce6">
            <text:p>14,052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40654" table:style-name="ce6">
            <text:p>40,654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4479" table:style-name="ce6">
            <text:p>14,479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4923" table:style-name="ce6">
            <text:p>4,923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15380" table:style-name="ce6">
            <text:p>15,38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826" table:style-name="ce6">
            <text:p>1,826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203" table:style-name="ce6">
            <text:p>3,203<text:s/></text:p>
          </table:table-cell>
          <table:table-cell table:number-columns-repeated="16264"/>
        </table:table-row>
        <table:table-row table:style-name="ro2">
          <table:table-cell office:value-type="date" office:date-value="2021-09-03T00:00:00" table:style-name="ce5">
            <text:p>2021/9/3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29908" table:style-name="ce6">
            <text:p>29,908<text:s/></text:p>
          </table:table-cell>
          <table:table-cell office:value-type="float" office:value="30517" table:style-name="ce6">
            <text:p>30,517<text:s/></text:p>
          </table:table-cell>
          <table:table-cell office:value-type="float" office:value="19513" table:style-name="ce6">
            <text:p>19,513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5937" table:style-name="ce6">
            <text:p>15,937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2414" table:style-name="ce6">
            <text:p>22,414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26165" table:style-name="ce6">
            <text:p>26,165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14717" table:style-name="ce6">
            <text:p>14,717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86634" table:style-name="ce6">
            <text:p>86,634<text:s/></text:p>
          </table:table-cell>
          <table:table-cell office:value-type="float" office:value="30370" table:style-name="ce6">
            <text:p>30,370<text:s/></text:p>
          </table:table-cell>
          <table:table-cell office:value-type="float" office:value="14903" table:style-name="ce6">
            <text:p>14,903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15456" table:style-name="ce6">
            <text:p>15,456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22072" table:style-name="ce6">
            <text:p>22,07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20917" table:style-name="ce6">
            <text:p>20,917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17301" table:style-name="ce6">
            <text:p>17,301<text:s/></text:p>
          </table:table-cell>
          <table:table-cell office:value-type="float" office:value="17231" table:style-name="ce6">
            <text:p>17,231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37008" table:style-name="ce6">
            <text:p>37,008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0640" table:style-name="ce6">
            <text:p>20,640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44648" table:style-name="ce6">
            <text:p>44,64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8173" table:style-name="ce6">
            <text:p>18,173<text:s/></text:p>
          </table:table-cell>
          <table:table-cell office:value-type="float" office:value="17310" table:style-name="ce6">
            <text:p>17,310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20233" table:style-name="ce6">
            <text:p>20,233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7413" table:style-name="ce6">
            <text:p>7,413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3278" table:style-name="ce6">
            <text:p>3,278<text:s/></text:p>
          </table:table-cell>
          <table:table-cell table:number-columns-repeated="16264"/>
        </table:table-row>
        <table:table-row table:style-name="ro2">
          <table:table-cell office:value-type="date" office:date-value="2021-09-04T00:00:00" table:style-name="ce5">
            <text:p>2021/9/4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12033" table:style-name="ce6">
            <text:p>12,033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60835" table:style-name="ce6">
            <text:p>60,835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2697" table:style-name="ce6">
            <text:p>12,69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11783" table:style-name="ce6">
            <text:p>11,78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12410" table:style-name="ce6">
            <text:p>12,410<text:s/></text:p>
          </table:table-cell>
          <table:table-cell office:value-type="float" office:value="17716" table:style-name="ce6">
            <text:p>17,716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29126" table:style-name="ce6">
            <text:p>29,126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16021" table:style-name="ce6">
            <text:p>16,021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28128" table:style-name="ce6">
            <text:p>28,12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391" table:style-name="ce6">
            <text:p>1,391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903" table:style-name="ce6">
            <text:p>1,903<text:s/></text:p>
          </table:table-cell>
          <table:table-cell office:value-type="float" office:value="1573" table:style-name="ce6">
            <text:p>1,573<text:s/></text:p>
          </table:table-cell>
          <table:table-cell table:number-columns-repeated="16264"/>
        </table:table-row>
        <table:table-row table:style-name="ro2">
          <table:table-cell office:value-type="date" office:date-value="2021-09-05T00:00:00" table:style-name="ce5">
            <text:p>2021/9/5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964" table:style-name="ce6">
            <text:p>1,964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13754" table:style-name="ce6">
            <text:p>13,754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52966" table:style-name="ce6">
            <text:p>52,966<text:s/></text:p>
          </table:table-cell>
          <table:table-cell office:value-type="float" office:value="20379" table:style-name="ce6">
            <text:p>20,37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10886" table:style-name="ce6">
            <text:p>10,886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2966" table:style-name="ce6">
            <text:p>2,966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503" table:style-name="ce6">
            <text:p>1,503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4162" table:style-name="ce6">
            <text:p>4,162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25302" table:style-name="ce6">
            <text:p>25,302<text:s/></text:p>
          </table:table-cell>
          <table:table-cell office:value-type="float" office:value="4924" table:style-name="ce6">
            <text:p>4,924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1657" table:style-name="ce6">
            <text:p>11,657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23385" table:style-name="ce6">
            <text:p>23,385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4151" table:style-name="ce6">
            <text:p>4,151<text:s/></text:p>
          </table:table-cell>
          <table:table-cell office:value-type="float" office:value="8986" table:style-name="ce6">
            <text:p>8,98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1191" table:style-name="ce6">
            <text:p>1,191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1465" table:style-name="ce6">
            <text:p>1,465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588" table:style-name="ce6">
            <text:p>588<text:s/></text:p>
          </table:table-cell>
          <table:table-cell office:value-type="float" office:value="681" table:style-name="ce6">
            <text:p>681<text:s/></text:p>
          </table:table-cell>
          <table:table-cell office:value-type="float" office:value="927" table:style-name="ce6">
            <text:p>927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1491" table:style-name="ce6">
            <text:p>1,491<text:s/></text:p>
          </table:table-cell>
          <table:table-cell table:number-columns-repeated="16264"/>
        </table:table-row>
        <table:table-row table:style-name="ro2">
          <table:table-cell office:value-type="date" office:date-value="2021-09-06T00:00:00" table:style-name="ce5">
            <text:p>2021/9/6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28443" table:style-name="ce6">
            <text:p>28,443<text:s/></text:p>
          </table:table-cell>
          <table:table-cell office:value-type="float" office:value="25715" table:style-name="ce6">
            <text:p>25,715<text:s/></text:p>
          </table:table-cell>
          <table:table-cell office:value-type="float" office:value="18676" table:style-name="ce6">
            <text:p>18,676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17357" table:style-name="ce6">
            <text:p>17,357<text:s/></text:p>
          </table:table-cell>
          <table:table-cell office:value-type="float" office:value="10771" table:style-name="ce6">
            <text:p>10,771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14494" table:style-name="ce6">
            <text:p>14,494<text:s/></text:p>
          </table:table-cell>
          <table:table-cell office:value-type="float" office:value="11200" table:style-name="ce6">
            <text:p>11,200<text:s/></text:p>
          </table:table-cell>
          <table:table-cell office:value-type="float" office:value="21134" table:style-name="ce6">
            <text:p>21,134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25501" table:style-name="ce6">
            <text:p>25,501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69966" table:style-name="ce6">
            <text:p>69,966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4380" table:style-name="ce6">
            <text:p>14,380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15745" table:style-name="ce6">
            <text:p>15,745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21360" table:style-name="ce6">
            <text:p>21,360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5911" table:style-name="ce6">
            <text:p>5,911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7005" table:style-name="ce6">
            <text:p>17,005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19387" table:style-name="ce6">
            <text:p>19,387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2535" table:style-name="ce6">
            <text:p>32,535<text:s/></text:p>
          </table:table-cell>
          <table:table-cell office:value-type="float" office:value="13778" table:style-name="ce6">
            <text:p>13,778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0803" table:style-name="ce6">
            <text:p>20,803<text:s/></text:p>
          </table:table-cell>
          <table:table-cell office:value-type="float" office:value="13212" table:style-name="ce6">
            <text:p>13,212<text:s/></text:p>
          </table:table-cell>
          <table:table-cell office:value-type="float" office:value="39447" table:style-name="ce6">
            <text:p>39,447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13838" table:style-name="ce6">
            <text:p>13,838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7835" table:style-name="ce6">
            <text:p>7,835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15619" table:style-name="ce6">
            <text:p>15,619<text:s/></text:p>
          </table:table-cell>
          <table:table-cell office:value-type="float" office:value="17675" table:style-name="ce6">
            <text:p>17,675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6518" table:style-name="ce6">
            <text:p>6,518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220" table:style-name="ce6">
            <text:p>7,220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1923" table:style-name="ce6">
            <text:p>11,923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9566" table:style-name="ce6">
            <text:p>9,566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2705" table:style-name="ce6">
            <text:p>2,705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3251" table:style-name="ce6">
            <text:p>3,251<text:s/></text:p>
          </table:table-cell>
          <table:table-cell table:number-columns-repeated="16264"/>
        </table:table-row>
        <table:table-row table:style-name="ro2">
          <table:table-cell office:value-type="date" office:date-value="2021-09-07T00:00:00" table:style-name="ce5">
            <text:p>2021/9/7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29127" table:style-name="ce6">
            <text:p>29,127<text:s/></text:p>
          </table:table-cell>
          <table:table-cell office:value-type="float" office:value="26624" table:style-name="ce6">
            <text:p>26,624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3697" table:style-name="ce6">
            <text:p>13,69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20416" table:style-name="ce6">
            <text:p>20,416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341" table:style-name="ce6">
            <text:p>8,341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1767" table:style-name="ce6">
            <text:p>11,767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25925" table:style-name="ce6">
            <text:p>25,925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7522" table:style-name="ce6">
            <text:p>17,522<text:s/></text:p>
          </table:table-cell>
          <table:table-cell office:value-type="float" office:value="70622" table:style-name="ce6">
            <text:p>70,622<text:s/></text:p>
          </table:table-cell>
          <table:table-cell office:value-type="float" office:value="26272" table:style-name="ce6">
            <text:p>26,272<text:s/></text:p>
          </table:table-cell>
          <table:table-cell office:value-type="float" office:value="14646" table:style-name="ce6">
            <text:p>14,646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7439" table:style-name="ce6">
            <text:p>17,439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9842" table:style-name="ce6">
            <text:p>9,842<text:s/></text:p>
          </table:table-cell>
          <table:table-cell office:value-type="float" office:value="21685" table:style-name="ce6">
            <text:p>21,685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10232" table:style-name="ce6">
            <text:p>10,232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17053" table:style-name="ce6">
            <text:p>17,053<text:s/></text:p>
          </table:table-cell>
          <table:table-cell office:value-type="float" office:value="17847" table:style-name="ce6">
            <text:p>17,847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25951" table:style-name="ce6">
            <text:p>25,951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5487" table:style-name="ce6">
            <text:p>15,487<text:s/></text:p>
          </table:table-cell>
          <table:table-cell office:value-type="float" office:value="32504" table:style-name="ce6">
            <text:p>32,504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39973" table:style-name="ce6">
            <text:p>39,973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11503" table:style-name="ce6">
            <text:p>11,503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4180" table:style-name="ce6">
            <text:p>14,180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8998" table:style-name="ce6">
            <text:p>28,998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2172" table:style-name="ce6">
            <text:p>12,172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5658" table:style-name="ce6">
            <text:p>15,658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830" table:style-name="ce6">
            <text:p>1,830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1626" table:style-name="ce6">
            <text:p>1,62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182" table:style-name="ce6">
            <text:p>3,182<text:s/></text:p>
          </table:table-cell>
          <table:table-cell table:number-columns-repeated="16264"/>
        </table:table-row>
        <table:table-row table:style-name="ro2">
          <table:table-cell office:value-type="date" office:date-value="2021-09-08T00:00:00" table:style-name="ce5">
            <text:p>2021/9/8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29138" table:style-name="ce6">
            <text:p>29,138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640" table:style-name="ce6">
            <text:p>6,640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8406" table:style-name="ce6">
            <text:p>8,406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7034" table:style-name="ce6">
            <text:p>17,034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25593" table:style-name="ce6">
            <text:p>25,593<text:s/></text:p>
          </table:table-cell>
          <table:table-cell office:value-type="float" office:value="18942" table:style-name="ce6">
            <text:p>18,942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69936" table:style-name="ce6">
            <text:p>69,936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4846" table:style-name="ce6">
            <text:p>14,846<text:s/></text:p>
          </table:table-cell>
          <table:table-cell office:value-type="float" office:value="17380" table:style-name="ce6">
            <text:p>17,380<text:s/></text:p>
          </table:table-cell>
          <table:table-cell office:value-type="float" office:value="16100" table:style-name="ce6">
            <text:p>16,100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8615" table:style-name="ce6">
            <text:p>8,615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16875" table:style-name="ce6">
            <text:p>16,875<text:s/></text:p>
          </table:table-cell>
          <table:table-cell office:value-type="float" office:value="17157" table:style-name="ce6">
            <text:p>17,157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32140" table:style-name="ce6">
            <text:p>32,140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20878" table:style-name="ce6">
            <text:p>20,878<text:s/></text:p>
          </table:table-cell>
          <table:table-cell office:value-type="float" office:value="13489" table:style-name="ce6">
            <text:p>13,489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3925" table:style-name="ce6">
            <text:p>13,925<text:s/></text:p>
          </table:table-cell>
          <table:table-cell office:value-type="float" office:value="9466" table:style-name="ce6">
            <text:p>9,46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15913" table:style-name="ce6">
            <text:p>15,913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7060" table:style-name="ce6">
            <text:p>7,060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20258" table:style-name="ce6">
            <text:p>20,258<text:s/></text:p>
          </table:table-cell>
          <table:table-cell office:value-type="float" office:value="15391" table:style-name="ce6">
            <text:p>15,391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8956" table:style-name="ce6">
            <text:p>8,95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230" table:style-name="ce6">
            <text:p>3,230<text:s/></text:p>
          </table:table-cell>
          <table:table-cell table:number-columns-repeated="16264"/>
        </table:table-row>
        <table:table-row table:style-name="ro2">
          <table:table-cell office:value-type="date" office:date-value="2021-09-09T00:00:00" table:style-name="ce5">
            <text:p>2021/9/9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8709" table:style-name="ce6">
            <text:p>18,709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3510" table:style-name="ce6">
            <text:p>3,510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3088" table:style-name="ce6">
            <text:p>13,088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4389" table:style-name="ce6">
            <text:p>4,389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16623" table:style-name="ce6">
            <text:p>16,623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0879" table:style-name="ce6">
            <text:p>10,879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24714" table:style-name="ce6">
            <text:p>24,714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69488" table:style-name="ce6">
            <text:p>69,488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15205" table:style-name="ce6">
            <text:p>15,205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15737" table:style-name="ce6">
            <text:p>15,737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13792" table:style-name="ce6">
            <text:p>13,792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9801" table:style-name="ce6">
            <text:p>9,801<text:s/></text:p>
          </table:table-cell>
          <table:table-cell office:value-type="float" office:value="7118" table:style-name="ce6">
            <text:p>7,118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8979" table:style-name="ce6">
            <text:p>18,979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16090" table:style-name="ce6">
            <text:p>16,090<text:s/></text:p>
          </table:table-cell>
          <table:table-cell office:value-type="float" office:value="17235" table:style-name="ce6">
            <text:p>17,235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23381" table:style-name="ce6">
            <text:p>23,381<text:s/></text:p>
          </table:table-cell>
          <table:table-cell office:value-type="float" office:value="17161" table:style-name="ce6">
            <text:p>17,161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31162" table:style-name="ce6">
            <text:p>31,162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38164" table:style-name="ce6">
            <text:p>38,164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819" table:style-name="ce6">
            <text:p>10,819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15880" table:style-name="ce6">
            <text:p>15,880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27921" table:style-name="ce6">
            <text:p>27,921<text:s/></text:p>
          </table:table-cell>
          <table:table-cell office:value-type="float" office:value="15289" table:style-name="ce6">
            <text:p>15,289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6776" table:style-name="ce6">
            <text:p>6,776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3021" table:style-name="ce6">
            <text:p>3,021<text:s/></text:p>
          </table:table-cell>
          <table:table-cell table:number-columns-repeated="16264"/>
        </table:table-row>
        <table:table-row table:style-name="ro2">
          <table:table-cell office:value-type="date" office:date-value="2021-09-10T00:00:00" table:style-name="ce5">
            <text:p>2021/9/10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9006" table:style-name="ce6">
            <text:p>9,006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3516" table:style-name="ce6">
            <text:p>3,516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7077" table:style-name="ce6">
            <text:p>7,077<text:s/></text:p>
          </table:table-cell>
          <table:table-cell office:value-type="float" office:value="15204" table:style-name="ce6">
            <text:p>15,204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21168" table:style-name="ce6">
            <text:p>21,168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4838" table:style-name="ce6">
            <text:p>24,838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8288" table:style-name="ce6">
            <text:p>18,288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6384" table:style-name="ce6">
            <text:p>16,384<text:s/></text:p>
          </table:table-cell>
          <table:table-cell office:value-type="float" office:value="74159" table:style-name="ce6">
            <text:p>74,159<text:s/></text:p>
          </table:table-cell>
          <table:table-cell office:value-type="float" office:value="27165" table:style-name="ce6">
            <text:p>27,165<text:s/></text:p>
          </table:table-cell>
          <table:table-cell office:value-type="float" office:value="14147" table:style-name="ce6">
            <text:p>14,147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8609" table:style-name="ce6">
            <text:p>18,609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9369" table:style-name="ce6">
            <text:p>9,369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7212" table:style-name="ce6">
            <text:p>7,212<text:s/></text:p>
          </table:table-cell>
          <table:table-cell office:value-type="float" office:value="8702" table:style-name="ce6">
            <text:p>8,702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23010" table:style-name="ce6">
            <text:p>23,010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33027" table:style-name="ce6">
            <text:p>33,027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39592" table:style-name="ce6">
            <text:p>39,592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15956" table:style-name="ce6">
            <text:p>15,95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27468" table:style-name="ce6">
            <text:p>27,468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6212" table:style-name="ce6">
            <text:p>16,212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4273" table:style-name="ce6">
            <text:p>4,273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9046" table:style-name="ce6">
            <text:p>19,046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8978" table:style-name="ce6">
            <text:p>8,978<text:s/></text:p>
          </table:table-cell>
          <table:table-cell office:value-type="float" office:value="8712" table:style-name="ce6">
            <text:p>8,712<text:s/></text:p>
          </table:table-cell>
          <table:table-cell office:value-type="float" office:value="7269" table:style-name="ce6">
            <text:p>7,269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2654" table:style-name="ce6">
            <text:p>2,654<text:s/></text:p>
          </table:table-cell>
          <table:table-cell office:value-type="float" office:value="2993" table:style-name="ce6">
            <text:p>2,993<text:s/></text:p>
          </table:table-cell>
          <table:table-cell table:number-columns-repeated="16264"/>
        </table:table-row>
        <table:table-row table:style-name="ro2">
          <table:table-cell office:value-type="date" office:date-value="2021-09-11T00:00:00" table:style-name="ce5">
            <text:p>2021/9/11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24621" table:style-name="ce6">
            <text:p>24,621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7281" table:style-name="ce6">
            <text:p>7,281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4358" table:style-name="ce6">
            <text:p>14,358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60073" table:style-name="ce6">
            <text:p>60,073<text:s/></text:p>
          </table:table-cell>
          <table:table-cell office:value-type="float" office:value="24347" table:style-name="ce6">
            <text:p>24,347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14340" table:style-name="ce6">
            <text:p>14,340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2321" table:style-name="ce6">
            <text:p>12,321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19020" table:style-name="ce6">
            <text:p>19,020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30456" table:style-name="ce6">
            <text:p>30,456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6257" table:style-name="ce6">
            <text:p>16,257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34314" table:style-name="ce6">
            <text:p>34,314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20202" table:style-name="ce6">
            <text:p>20,202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13189" table:style-name="ce6">
            <text:p>13,18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226" table:style-name="ce6">
            <text:p>2,226<text:s/></text:p>
          </table:table-cell>
          <table:table-cell table:number-columns-repeated="16264"/>
        </table:table-row>
        <table:table-row table:style-name="ro2">
          <table:table-cell office:value-type="date" office:date-value="2021-09-12T00:00:00" table:style-name="ce5">
            <text:p>2021/9/12</text:p>
          </table:table-cell>
          <table:table-cell office:value-type="float" office:value="335" table:style-name="ce6">
            <text:p>33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625" table:style-name="ce6">
            <text:p>625<text:s/></text:p>
          </table:table-cell>
          <table:table-cell office:value-type="float" office:value="378" table:style-name="ce6">
            <text:p>378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29" table:style-name="ce6">
            <text:p>229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967" table:style-name="ce6">
            <text:p>967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938" table:style-name="ce6">
            <text:p>938<text:s/></text:p>
          </table:table-cell>
          <table:table-cell office:value-type="float" office:value="584" table:style-name="ce6">
            <text:p>584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317" table:style-name="ce6">
            <text:p>317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84" table:style-name="ce6">
            <text:p>484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279" table:style-name="ce6">
            <text:p>1,279<text:s/></text:p>
          </table:table-cell>
          <table:table-cell office:value-type="float" office:value="19818" table:style-name="ce6">
            <text:p>19,818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326" table:style-name="ce6">
            <text:p>326<text:s/></text:p>
          </table:table-cell>
          <table:table-cell office:value-type="float" office:value="1417" table:style-name="ce6">
            <text:p>1,417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4122" table:style-name="ce6">
            <text:p>4,122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855" table:style-name="ce6">
            <text:p>2,855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943" table:style-name="ce6">
            <text:p>943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41" table:style-name="ce6">
            <text:p>141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891" table:style-name="ce6">
            <text:p>891<text:s/></text:p>
          </table:table-cell>
          <table:table-cell office:value-type="float" office:value="200" table:style-name="ce6">
            <text:p>200<text:s/></text:p>
          </table:table-cell>
          <table:table-cell office:value-type="float" office:value="210" table:style-name="ce6">
            <text:p>210<text:s/></text:p>
          </table:table-cell>
          <table:table-cell office:value-type="float" office:value="329" table:style-name="ce6">
            <text:p>329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82" table:style-name="ce6">
            <text:p>282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623" table:style-name="ce6">
            <text:p>623<text:s/></text:p>
          </table:table-cell>
          <table:table-cell table:number-columns-repeated="16264"/>
        </table:table-row>
        <table:table-row table:style-name="ro2">
          <table:table-cell office:value-type="date" office:date-value="2021-09-13T00:00:00" table:style-name="ce5">
            <text:p>2021/9/13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28591" table:style-name="ce6">
            <text:p>28,591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8506" table:style-name="ce6">
            <text:p>18,506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059" table:style-name="ce6">
            <text:p>8,059<text:s/></text:p>
          </table:table-cell>
          <table:table-cell office:value-type="float" office:value="2776" table:style-name="ce6">
            <text:p>2,776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6689" table:style-name="ce6">
            <text:p>6,689<text:s/></text:p>
          </table:table-cell>
          <table:table-cell office:value-type="float" office:value="12404" table:style-name="ce6">
            <text:p>12,404<text:s/></text:p>
          </table:table-cell>
          <table:table-cell office:value-type="float" office:value="13352" table:style-name="ce6">
            <text:p>13,352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19793" table:style-name="ce6">
            <text:p>19,79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16712" table:style-name="ce6">
            <text:p>16,712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5364" table:style-name="ce6">
            <text:p>15,36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6141" table:style-name="ce6">
            <text:p>16,14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17356" table:style-name="ce6">
            <text:p>17,356<text:s/></text:p>
          </table:table-cell>
          <table:table-cell office:value-type="float" office:value="69110" table:style-name="ce6">
            <text:p>69,110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3825" table:style-name="ce6">
            <text:p>13,825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15801" table:style-name="ce6">
            <text:p>15,801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21472" table:style-name="ce6">
            <text:p>21,472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9178" table:style-name="ce6">
            <text:p>19,178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16590" table:style-name="ce6">
            <text:p>16,590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24493" table:style-name="ce6">
            <text:p>24,493<text:s/></text:p>
          </table:table-cell>
          <table:table-cell office:value-type="float" office:value="18044" table:style-name="ce6">
            <text:p>18,044<text:s/></text:p>
          </table:table-cell>
          <table:table-cell office:value-type="float" office:value="14930" table:style-name="ce6">
            <text:p>14,930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9130" table:style-name="ce6">
            <text:p>19,130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39413" table:style-name="ce6">
            <text:p>39,413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6334" table:style-name="ce6">
            <text:p>16,334<text:s/></text:p>
          </table:table-cell>
          <table:table-cell office:value-type="float" office:value="13612" table:style-name="ce6">
            <text:p>13,612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28266" table:style-name="ce6">
            <text:p>28,266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668" table:style-name="ce6">
            <text:p>4,668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795" table:style-name="ce6">
            <text:p>8,79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3064" table:style-name="ce6">
            <text:p>3,064<text:s/></text:p>
          </table:table-cell>
          <table:table-cell table:number-columns-repeated="16264"/>
        </table:table-row>
        <table:table-row table:style-name="ro2">
          <table:table-cell office:value-type="date" office:date-value="2021-09-14T00:00:00" table:style-name="ce5">
            <text:p>2021/9/14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10347" table:style-name="ce6">
            <text:p>10,347<text:s/></text:p>
          </table:table-cell>
          <table:table-cell office:value-type="float" office:value="29722" table:style-name="ce6">
            <text:p>29,722<text:s/></text:p>
          </table:table-cell>
          <table:table-cell office:value-type="float" office:value="27438" table:style-name="ce6">
            <text:p>27,438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7337" table:style-name="ce6">
            <text:p>7,337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20279" table:style-name="ce6">
            <text:p>20,279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7079" table:style-name="ce6">
            <text:p>17,079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7303" table:style-name="ce6">
            <text:p>7,303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22633" table:style-name="ce6">
            <text:p>22,633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25801" table:style-name="ce6">
            <text:p>25,801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71535" table:style-name="ce6">
            <text:p>71,535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14955" table:style-name="ce6">
            <text:p>14,955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0053" table:style-name="ce6">
            <text:p>10,053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7325" table:style-name="ce6">
            <text:p>7,325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9685" table:style-name="ce6">
            <text:p>19,68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16821" table:style-name="ce6">
            <text:p>16,821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17219" table:style-name="ce6">
            <text:p>17,219<text:s/></text:p>
          </table:table-cell>
          <table:table-cell office:value-type="float" office:value="24137" table:style-name="ce6">
            <text:p>24,137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33297" table:style-name="ce6">
            <text:p>33,297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40872" table:style-name="ce6">
            <text:p>40,872<text:s/></text:p>
          </table:table-cell>
          <table:table-cell office:value-type="float" office:value="15634" table:style-name="ce6">
            <text:p>15,634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3964" table:style-name="ce6">
            <text:p>13,964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16713" table:style-name="ce6">
            <text:p>16,713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9342" table:style-name="ce6">
            <text:p>29,342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602" table:style-name="ce6">
            <text:p>8,602<text:s/></text:p>
          </table:table-cell>
          <table:table-cell office:value-type="float" office:value="12159" table:style-name="ce6">
            <text:p>12,159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15829" table:style-name="ce6">
            <text:p>15,829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9599" table:style-name="ce6">
            <text:p>9,59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3116" table:style-name="ce6">
            <text:p>3,116<text:s/></text:p>
          </table:table-cell>
          <table:table-cell table:number-columns-repeated="16264"/>
        </table:table-row>
        <table:table-row table:style-name="ro2">
          <table:table-cell office:value-type="date" office:date-value="2021-09-15T00:00:00" table:style-name="ce5">
            <text:p>2021/9/15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30117" table:style-name="ce6">
            <text:p>30,117<text:s/></text:p>
          </table:table-cell>
          <table:table-cell office:value-type="float" office:value="28700" table:style-name="ce6">
            <text:p>28,700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3728" table:style-name="ce6">
            <text:p>3,728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2379" table:style-name="ce6">
            <text:p>2,379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17241" table:style-name="ce6">
            <text:p>17,241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7551" table:style-name="ce6">
            <text:p>17,551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25777" table:style-name="ce6">
            <text:p>25,77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74337" table:style-name="ce6">
            <text:p>74,337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6864" table:style-name="ce6">
            <text:p>16,864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14357" table:style-name="ce6">
            <text:p>14,35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20117" table:style-name="ce6">
            <text:p>20,117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17189" table:style-name="ce6">
            <text:p>17,189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25906" table:style-name="ce6">
            <text:p>25,906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34370" table:style-name="ce6">
            <text:p>34,370<text:s/></text:p>
          </table:table-cell>
          <table:table-cell office:value-type="float" office:value="14854" table:style-name="ce6">
            <text:p>14,854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15270" table:style-name="ce6">
            <text:p>15,270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17249" table:style-name="ce6">
            <text:p>17,249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9785" table:style-name="ce6">
            <text:p>29,785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8596" table:style-name="ce6">
            <text:p>18,596<text:s/></text:p>
          </table:table-cell>
          <table:table-cell office:value-type="float" office:value="17244" table:style-name="ce6">
            <text:p>17,24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3237" table:style-name="ce6">
            <text:p>3,237<text:s/></text:p>
          </table:table-cell>
          <table:table-cell table:number-columns-repeated="16264"/>
        </table:table-row>
        <table:table-row table:style-name="ro2">
          <table:table-cell office:value-type="date" office:date-value="2021-09-16T00:00:00" table:style-name="ce5">
            <text:p>2021/9/16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0326" table:style-name="ce6">
            <text:p>30,326<text:s/></text:p>
          </table:table-cell>
          <table:table-cell office:value-type="float" office:value="28877" table:style-name="ce6">
            <text:p>28,877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9748" table:style-name="ce6">
            <text:p>9,748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20685" table:style-name="ce6">
            <text:p>20,685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22381" table:style-name="ce6">
            <text:p>22,381<text:s/></text:p>
          </table:table-cell>
          <table:table-cell office:value-type="float" office:value="17338" table:style-name="ce6">
            <text:p>17,338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14849" table:style-name="ce6">
            <text:p>14,849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80226" table:style-name="ce6">
            <text:p>80,226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14956" table:style-name="ce6">
            <text:p>14,956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7654" table:style-name="ce6">
            <text:p>17,654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21898" table:style-name="ce6">
            <text:p>21,898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8979" table:style-name="ce6">
            <text:p>8,979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17018" table:style-name="ce6">
            <text:p>17,018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26056" table:style-name="ce6">
            <text:p>26,056<text:s/></text:p>
          </table:table-cell>
          <table:table-cell office:value-type="float" office:value="26014" table:style-name="ce6">
            <text:p>26,014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15467" table:style-name="ce6">
            <text:p>15,467<text:s/></text:p>
          </table:table-cell>
          <table:table-cell office:value-type="float" office:value="33917" table:style-name="ce6">
            <text:p>33,917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21970" table:style-name="ce6">
            <text:p>21,970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41794" table:style-name="ce6">
            <text:p>41,794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29715" table:style-name="ce6">
            <text:p>29,715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8553" table:style-name="ce6">
            <text:p>18,553<text:s/></text:p>
          </table:table-cell>
          <table:table-cell office:value-type="float" office:value="17190" table:style-name="ce6">
            <text:p>17,190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627" table:style-name="ce6">
            <text:p>8,627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6284" table:style-name="ce6">
            <text:p>16,284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7452" table:style-name="ce6">
            <text:p>7,452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218" table:style-name="ce6">
            <text:p>3,218<text:s/></text:p>
          </table:table-cell>
          <table:table-cell table:number-columns-repeated="16264"/>
        </table:table-row>
        <table:table-row table:style-name="ro2">
          <table:table-cell office:value-type="date" office:date-value="2021-09-17T00:00:00" table:style-name="ce5">
            <text:p>2021/9/17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30740" table:style-name="ce6">
            <text:p>30,740<text:s/></text:p>
          </table:table-cell>
          <table:table-cell office:value-type="float" office:value="32705" table:style-name="ce6">
            <text:p>32,705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22813" table:style-name="ce6">
            <text:p>22,813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9317" table:style-name="ce6">
            <text:p>19,317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08950" table:style-name="ce6">
            <text:p>108,950<text:s/></text:p>
          </table:table-cell>
          <table:table-cell office:value-type="float" office:value="32914" table:style-name="ce6">
            <text:p>32,914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6611" table:style-name="ce6">
            <text:p>16,611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17915" table:style-name="ce6">
            <text:p>17,915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5487" table:style-name="ce6">
            <text:p>5,48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14917" table:style-name="ce6">
            <text:p>14,917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7257" table:style-name="ce6">
            <text:p>17,257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19338" table:style-name="ce6">
            <text:p>19,338<text:s/></text:p>
          </table:table-cell>
          <table:table-cell office:value-type="float" office:value="16045" table:style-name="ce6">
            <text:p>16,045<text:s/></text:p>
          </table:table-cell>
          <table:table-cell office:value-type="float" office:value="37439" table:style-name="ce6">
            <text:p>37,439<text:s/></text:p>
          </table:table-cell>
          <table:table-cell office:value-type="float" office:value="15293" table:style-name="ce6">
            <text:p>15,293<text:s/></text:p>
          </table:table-cell>
          <table:table-cell office:value-type="float" office:value="21297" table:style-name="ce6">
            <text:p>21,297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46638" table:style-name="ce6">
            <text:p>46,638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1458" table:style-name="ce6">
            <text:p>11,458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7981" table:style-name="ce6">
            <text:p>17,981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30055" table:style-name="ce6">
            <text:p>30,055<text:s/></text:p>
          </table:table-cell>
          <table:table-cell office:value-type="float" office:value="16600" table:style-name="ce6">
            <text:p>16,600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7737" table:style-name="ce6">
            <text:p>17,737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2859" table:style-name="ce6">
            <text:p>12,859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3420" table:style-name="ce6">
            <text:p>3,420<text:s/></text:p>
          </table:table-cell>
          <table:table-cell table:number-columns-repeated="16264"/>
        </table:table-row>
        <table:table-row table:style-name="ro2">
          <table:table-cell office:value-type="date" office:date-value="2021-09-18T00:00:00" table:style-name="ce5">
            <text:p>2021/9/18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7879" table:style-name="ce6">
            <text:p>7,879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10901" table:style-name="ce6">
            <text:p>10,901<text:s/></text:p>
          </table:table-cell>
          <table:table-cell office:value-type="float" office:value="10633" table:style-name="ce6">
            <text:p>10,63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79645" table:style-name="ce6">
            <text:p>79,645<text:s/></text:p>
          </table:table-cell>
          <table:table-cell office:value-type="float" office:value="24843" table:style-name="ce6">
            <text:p>24,843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11453" table:style-name="ce6">
            <text:p>11,45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8973" table:style-name="ce6">
            <text:p>8,97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044" table:style-name="ce6">
            <text:p>1,044<text:s/></text:p>
          </table:table-cell>
          <table:table-cell office:value-type="float" office:value="4970" table:style-name="ce6">
            <text:p>4,970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9290" table:style-name="ce6">
            <text:p>19,290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15047" table:style-name="ce6">
            <text:p>15,047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29189" table:style-name="ce6">
            <text:p>29,189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7709" table:style-name="ce6">
            <text:p>7,709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6893" table:style-name="ce6">
            <text:p>6,89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5418" table:style-name="ce6">
            <text:p>5,418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1302" table:style-name="ce6">
            <text:p>1,302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676" table:style-name="ce6">
            <text:p>676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612" table:style-name="ce6">
            <text:p>1,612<text:s/></text:p>
          </table:table-cell>
          <table:table-cell table:number-columns-repeated="16264"/>
        </table:table-row>
        <table:table-row table:style-name="ro2">
          <table:table-cell office:value-type="date" office:date-value="2021-09-19T00:00:00" table:style-name="ce5">
            <text:p>2021/9/19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5201" table:style-name="ce6">
            <text:p>5,201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4530" table:style-name="ce6">
            <text:p>14,5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64154" table:style-name="ce6">
            <text:p>64,154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1403" table:style-name="ce6">
            <text:p>11,40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681" table:style-name="ce6">
            <text:p>1,681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9140" table:style-name="ce6">
            <text:p>9,140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8611" table:style-name="ce6">
            <text:p>28,611<text:s/>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684" table:style-name="ce6">
            <text:p>684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1721" table:style-name="ce6">
            <text:p>1,721<text:s/></text:p>
          </table:table-cell>
          <table:table-cell table:number-columns-repeated="16264"/>
        </table:table-row>
        <table:table-row table:style-name="ro2">
          <table:table-cell office:value-type="date" office:date-value="2021-09-20T00:00:00" table:style-name="ce5">
            <text:p>2021/9/20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8094" table:style-name="ce6">
            <text:p>8,094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1795" table:style-name="ce6">
            <text:p>1,795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10562" table:style-name="ce6">
            <text:p>10,562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6266" table:style-name="ce6">
            <text:p>56,266<text:s/></text:p>
          </table:table-cell>
          <table:table-cell office:value-type="float" office:value="22610" table:style-name="ce6">
            <text:p>22,61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3107" table:style-name="ce6">
            <text:p>13,107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0971" table:style-name="ce6">
            <text:p>10,971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4303" table:style-name="ce6">
            <text:p>14,303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29809" table:style-name="ce6">
            <text:p>29,809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13198" table:style-name="ce6">
            <text:p>13,198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7622" table:style-name="ce6">
            <text:p>7,62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286" table:style-name="ce6">
            <text:p>5,286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8072" table:style-name="ce6">
            <text:p>8,072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1227" table:style-name="ce6">
            <text:p>1,227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6266" table:style-name="ce6">
            <text:p>6,266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448" table:style-name="ce6">
            <text:p>448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805" table:style-name="ce6">
            <text:p>1,80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1714" table:style-name="ce6">
            <text:p>1,714<text:s/></text:p>
          </table:table-cell>
          <table:table-cell table:number-columns-repeated="16264"/>
        </table:table-row>
        <table:table-row table:style-name="ro2">
          <table:table-cell office:value-type="date" office:date-value="2021-09-21T00:00:00" table:style-name="ce5">
            <text:p>2021/9/21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811" table:style-name="ce6">
            <text:p>3,811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8241" table:style-name="ce6">
            <text:p>18,241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3796" table:style-name="ce6">
            <text:p>3,796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814" table:style-name="ce6">
            <text:p>4,814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5883" table:style-name="ce6">
            <text:p>5,883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8380" table:style-name="ce6">
            <text:p>8,380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9320" table:style-name="ce6">
            <text:p>49,320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6516" table:style-name="ce6">
            <text:p>6,51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8690" table:style-name="ce6">
            <text:p>8,690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6077" table:style-name="ce6">
            <text:p>6,077<text:s/></text:p>
          </table:table-cell>
          <table:table-cell office:value-type="float" office:value="19339" table:style-name="ce6">
            <text:p>19,339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772" table:style-name="ce6">
            <text:p>6,772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567" table:style-name="ce6">
            <text:p>56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919" table:style-name="ce6">
            <text:p>919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488" table:style-name="ce6">
            <text:p>1,488<text:s/></text:p>
          </table:table-cell>
          <table:table-cell table:number-columns-repeated="16264"/>
        </table:table-row>
        <table:table-row table:style-name="ro2">
          <table:table-cell office:value-type="date" office:date-value="2021-09-22T00:00:00" table:style-name="ce5">
            <text:p>2021/9/22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9533" table:style-name="ce6">
            <text:p>29,533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3827" table:style-name="ce6">
            <text:p>13,827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9826" table:style-name="ce6">
            <text:p>9,826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7646" table:style-name="ce6">
            <text:p>17,646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22426" table:style-name="ce6">
            <text:p>22,426<text:s/></text:p>
          </table:table-cell>
          <table:table-cell office:value-type="float" office:value="16992" table:style-name="ce6">
            <text:p>16,992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19413" table:style-name="ce6">
            <text:p>19,413<text:s/></text:p>
          </table:table-cell>
          <table:table-cell office:value-type="float" office:value="19255" table:style-name="ce6">
            <text:p>19,25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72154" table:style-name="ce6">
            <text:p>72,154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9729" table:style-name="ce6">
            <text:p>19,729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7634" table:style-name="ce6">
            <text:p>17,634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7951" table:style-name="ce6">
            <text:p>17,951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27000" table:style-name="ce6">
            <text:p>27,000<text:s/></text:p>
          </table:table-cell>
          <table:table-cell office:value-type="float" office:value="19383" table:style-name="ce6">
            <text:p>19,383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33035" table:style-name="ce6">
            <text:p>33,035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20017" table:style-name="ce6">
            <text:p>20,017<text:s/></text:p>
          </table:table-cell>
          <table:table-cell office:value-type="float" office:value="21150" table:style-name="ce6">
            <text:p>21,150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39975" table:style-name="ce6">
            <text:p>39,975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3956" table:style-name="ce6">
            <text:p>13,956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8118" table:style-name="ce6">
            <text:p>8,118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146" table:style-name="ce6">
            <text:p>1,146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1-09-23T00:00:00" table:style-name="ce5">
            <text:p>2021/9/23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30364" table:style-name="ce6">
            <text:p>30,364<text:s/></text:p>
          </table:table-cell>
          <table:table-cell office:value-type="float" office:value="27143" table:style-name="ce6">
            <text:p>27,143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9644" table:style-name="ce6">
            <text:p>9,644<text:s/></text:p>
          </table:table-cell>
          <table:table-cell office:value-type="float" office:value="8191" table:style-name="ce6">
            <text:p>8,191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7312" table:style-name="ce6">
            <text:p>7,312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20795" table:style-name="ce6">
            <text:p>20,795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7729" table:style-name="ce6">
            <text:p>17,729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7272" table:style-name="ce6">
            <text:p>7,272<text:s/></text:p>
          </table:table-cell>
          <table:table-cell office:value-type="float" office:value="15199" table:style-name="ce6">
            <text:p>15,199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26263" table:style-name="ce6">
            <text:p>26,263<text:s/></text:p>
          </table:table-cell>
          <table:table-cell office:value-type="float" office:value="19180" table:style-name="ce6">
            <text:p>19,180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74072" table:style-name="ce6">
            <text:p>74,072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19951" table:style-name="ce6">
            <text:p>19,951<text:s/></text:p>
          </table:table-cell>
          <table:table-cell office:value-type="float" office:value="15339" table:style-name="ce6">
            <text:p>15,33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5203" table:style-name="ce6">
            <text:p>5,203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8032" table:style-name="ce6">
            <text:p>18,032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27066" table:style-name="ce6">
            <text:p>27,066<text:s/></text:p>
          </table:table-cell>
          <table:table-cell office:value-type="float" office:value="19494" table:style-name="ce6">
            <text:p>19,494<text:s/></text:p>
          </table:table-cell>
          <table:table-cell office:value-type="float" office:value="15831" table:style-name="ce6">
            <text:p>15,831<text:s/></text:p>
          </table:table-cell>
          <table:table-cell office:value-type="float" office:value="33519" table:style-name="ce6">
            <text:p>33,519<text:s/></text:p>
          </table:table-cell>
          <table:table-cell office:value-type="float" office:value="14486" table:style-name="ce6">
            <text:p>14,486<text:s/></text:p>
          </table:table-cell>
          <table:table-cell office:value-type="float" office:value="19974" table:style-name="ce6">
            <text:p>19,974<text:s/></text:p>
          </table:table-cell>
          <table:table-cell office:value-type="float" office:value="21824" table:style-name="ce6">
            <text:p>21,824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41349" table:style-name="ce6">
            <text:p>41,349<text:s/></text:p>
          </table:table-cell>
          <table:table-cell office:value-type="float" office:value="15614" table:style-name="ce6">
            <text:p>15,614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9529" table:style-name="ce6">
            <text:p>9,529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9122" table:style-name="ce6">
            <text:p>29,122<text:s/></text:p>
          </table:table-cell>
          <table:table-cell office:value-type="float" office:value="16501" table:style-name="ce6">
            <text:p>16,501<text:s/></text:p>
          </table:table-cell>
          <table:table-cell office:value-type="float" office:value="18357" table:style-name="ce6">
            <text:p>18,357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1-09-24T00:00:00" table:style-name="ce5">
            <text:p>2021/9/24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31331" table:style-name="ce6">
            <text:p>31,331<text:s/></text:p>
          </table:table-cell>
          <table:table-cell office:value-type="float" office:value="20349" table:style-name="ce6">
            <text:p>20,349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4708" table:style-name="ce6">
            <text:p>4,708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8610" table:style-name="ce6">
            <text:p>18,610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6993" table:style-name="ce6">
            <text:p>16,993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27111" table:style-name="ce6">
            <text:p>27,111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90409" table:style-name="ce6">
            <text:p>90,409<text:s/></text:p>
          </table:table-cell>
          <table:table-cell office:value-type="float" office:value="33690" table:style-name="ce6">
            <text:p>33,690<text:s/></text:p>
          </table:table-cell>
          <table:table-cell office:value-type="float" office:value="15811" table:style-name="ce6">
            <text:p>15,811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16386" table:style-name="ce6">
            <text:p>16,386<text:s/></text:p>
          </table:table-cell>
          <table:table-cell office:value-type="float" office:value="18429" table:style-name="ce6">
            <text:p>18,429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3364" table:style-name="ce6">
            <text:p>23,364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14197" table:style-name="ce6">
            <text:p>14,197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21722" table:style-name="ce6">
            <text:p>21,72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17720" table:style-name="ce6">
            <text:p>17,720<text:s/></text:p>
          </table:table-cell>
          <table:table-cell office:value-type="float" office:value="18851" table:style-name="ce6">
            <text:p>18,851<text:s/></text:p>
          </table:table-cell>
          <table:table-cell office:value-type="float" office:value="28030" table:style-name="ce6">
            <text:p>28,030<text:s/></text:p>
          </table:table-cell>
          <table:table-cell office:value-type="float" office:value="27737" table:style-name="ce6">
            <text:p>27,737<text:s/></text:p>
          </table:table-cell>
          <table:table-cell office:value-type="float" office:value="20110" table:style-name="ce6">
            <text:p>20,110<text:s/></text:p>
          </table:table-cell>
          <table:table-cell office:value-type="float" office:value="16419" table:style-name="ce6">
            <text:p>16,419<text:s/></text:p>
          </table:table-cell>
          <table:table-cell office:value-type="float" office:value="38306" table:style-name="ce6">
            <text:p>38,306<text:s/></text:p>
          </table:table-cell>
          <table:table-cell office:value-type="float" office:value="14842" table:style-name="ce6">
            <text:p>14,84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5626" table:style-name="ce6">
            <text:p>15,626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16355" table:style-name="ce6">
            <text:p>16,355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1663" table:style-name="ce6">
            <text:p>21,663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8839" table:style-name="ce6">
            <text:p>8,839<text:s/></text:p>
          </table:table-cell>
          <table:table-cell office:value-type="float" office:value="30242" table:style-name="ce6">
            <text:p>30,242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18174" table:style-name="ce6">
            <text:p>18,174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6609" table:style-name="ce6">
            <text:p>16,609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807" table:style-name="ce6">
            <text:p>2,807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3368" table:style-name="ce6">
            <text:p>3,368<text:s/></text:p>
          </table:table-cell>
          <table:table-cell table:number-columns-repeated="16264"/>
        </table:table-row>
        <table:table-row table:style-name="ro2">
          <table:table-cell office:value-type="date" office:date-value="2021-09-25T00:00:00" table:style-name="ce5">
            <text:p>2021/9/25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25869" table:style-name="ce6">
            <text:p>25,869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1006" table:style-name="ce6">
            <text:p>1,006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9320" table:style-name="ce6">
            <text:p>9,320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2694" table:style-name="ce6">
            <text:p>12,694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71925" table:style-name="ce6">
            <text:p>71,925<text:s/></text:p>
          </table:table-cell>
          <table:table-cell office:value-type="float" office:value="31352" table:style-name="ce6">
            <text:p>31,352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7639" table:style-name="ce6">
            <text:p>17,639<text:s/></text:p>
          </table:table-cell>
          <table:table-cell office:value-type="float" office:value="12782" table:style-name="ce6">
            <text:p>12,782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35245" table:style-name="ce6">
            <text:p>35,245<text:s/></text:p>
          </table:table-cell>
          <table:table-cell office:value-type="float" office:value="7651" table:style-name="ce6">
            <text:p>7,651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4489" table:style-name="ce6">
            <text:p>34,489<text:s/></text:p>
          </table:table-cell>
          <table:table-cell office:value-type="float" office:value="9800" table:style-name="ce6">
            <text:p>9,800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6164" table:style-name="ce6">
            <text:p>6,164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1268" table:style-name="ce6">
            <text:p>11,268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6468" table:style-name="ce6">
            <text:p>6,468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12374" table:style-name="ce6">
            <text:p>12,374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6591" table:style-name="ce6">
            <text:p>6,591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859" table:style-name="ce6">
            <text:p>859<text:s/></text:p>
          </table:table-cell>
          <table:table-cell office:value-type="float" office:value="895" table:style-name="ce6">
            <text:p>895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698" table:style-name="ce6">
            <text:p>1,698<text:s/></text:p>
          </table:table-cell>
          <table:table-cell table:number-columns-repeated="16264"/>
        </table:table-row>
        <table:table-row table:style-name="ro2">
          <table:table-cell office:value-type="date" office:date-value="2021-09-26T00:00:00" table:style-name="ce5">
            <text:p>2021/9/26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0178" table:style-name="ce6">
            <text:p>10,178<text:s/></text:p>
          </table:table-cell>
          <table:table-cell office:value-type="float" office:value="20256" table:style-name="ce6">
            <text:p>20,256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176" table:style-name="ce6">
            <text:p>7,176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166" table:style-name="ce6">
            <text:p>8,166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65060" table:style-name="ce6">
            <text:p>65,060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9216" table:style-name="ce6">
            <text:p>9,216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3438" table:style-name="ce6">
            <text:p>3,438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3062" table:style-name="ce6">
            <text:p>3,062<text:s/></text:p>
          </table:table-cell>
          <table:table-cell office:value-type="float" office:value="8966" table:style-name="ce6">
            <text:p>8,966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0635" table:style-name="ce6">
            <text:p>10,635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28357" table:style-name="ce6">
            <text:p>28,357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4860" table:style-name="ce6">
            <text:p>4,860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908" table:style-name="ce6">
            <text:p>5,908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3846" table:style-name="ce6">
            <text:p>3,846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6371" table:style-name="ce6">
            <text:p>6,371<text:s/></text:p>
          </table:table-cell>
          <table:table-cell office:value-type="float" office:value="9210" table:style-name="ce6">
            <text:p>9,210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652" table:style-name="ce6">
            <text:p>652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571" table:style-name="ce6">
            <text:p>1,571<text:s/></text:p>
          </table:table-cell>
          <table:table-cell table:number-columns-repeated="16264"/>
        </table:table-row>
        <table:table-row table:style-name="ro2">
          <table:table-cell office:value-type="date" office:date-value="2021-09-27T00:00:00" table:style-name="ce5">
            <text:p>2021/9/27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30218" table:style-name="ce6">
            <text:p>30,218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209" table:style-name="ce6">
            <text:p>3,20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12945" table:style-name="ce6">
            <text:p>12,945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5476" table:style-name="ce6">
            <text:p>15,47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2229" table:style-name="ce6">
            <text:p>22,229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6500" table:style-name="ce6">
            <text:p>26,500<text:s/></text:p>
          </table:table-cell>
          <table:table-cell office:value-type="float" office:value="19472" table:style-name="ce6">
            <text:p>19,472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9055" table:style-name="ce6">
            <text:p>19,055<text:s/></text:p>
          </table:table-cell>
          <table:table-cell office:value-type="float" office:value="74814" table:style-name="ce6">
            <text:p>74,814<text:s/></text:p>
          </table:table-cell>
          <table:table-cell office:value-type="float" office:value="26439" table:style-name="ce6">
            <text:p>26,439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16432" table:style-name="ce6">
            <text:p>16,432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3677" table:style-name="ce6">
            <text:p>23,677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9489" table:style-name="ce6">
            <text:p>9,489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5985" table:style-name="ce6">
            <text:p>5,985<text:s/></text:p>
          </table:table-cell>
          <table:table-cell office:value-type="float" office:value="17546" table:style-name="ce6">
            <text:p>17,546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26314" table:style-name="ce6">
            <text:p>26,314<text:s/></text:p>
          </table:table-cell>
          <table:table-cell office:value-type="float" office:value="27849" table:style-name="ce6">
            <text:p>27,849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6075" table:style-name="ce6">
            <text:p>16,075<text:s/></text:p>
          </table:table-cell>
          <table:table-cell office:value-type="float" office:value="33231" table:style-name="ce6">
            <text:p>33,231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21061" table:style-name="ce6">
            <text:p>21,061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41829" table:style-name="ce6">
            <text:p>41,829<text:s/></text:p>
          </table:table-cell>
          <table:table-cell office:value-type="float" office:value="14840" table:style-name="ce6">
            <text:p>14,840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578" table:style-name="ce6">
            <text:p>9,578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369" table:style-name="ce6">
            <text:p>3,369<text:s/></text:p>
          </table:table-cell>
          <table:table-cell table:number-columns-repeated="16264"/>
        </table:table-row>
        <table:table-row table:style-name="ro2">
          <table:table-cell office:value-type="date" office:date-value="2021-09-28T00:00:00" table:style-name="ce5">
            <text:p>2021/9/28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30864" table:style-name="ce6">
            <text:p>30,864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0222" table:style-name="ce6">
            <text:p>10,222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3837" table:style-name="ce6">
            <text:p>3,83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13471" table:style-name="ce6">
            <text:p>13,471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6891" table:style-name="ce6">
            <text:p>6,891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8029" table:style-name="ce6">
            <text:p>18,02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5666" table:style-name="ce6">
            <text:p>15,666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2484" table:style-name="ce6">
            <text:p>22,484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19776" table:style-name="ce6">
            <text:p>19,776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15137" table:style-name="ce6">
            <text:p>15,137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75827" table:style-name="ce6">
            <text:p>75,827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15273" table:style-name="ce6">
            <text:p>15,273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9892" table:style-name="ce6">
            <text:p>19,89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9465" table:style-name="ce6">
            <text:p>9,465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17788" table:style-name="ce6">
            <text:p>17,788<text:s/></text:p>
          </table:table-cell>
          <table:table-cell office:value-type="float" office:value="18148" table:style-name="ce6">
            <text:p>18,14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8083" table:style-name="ce6">
            <text:p>28,083<text:s/></text:p>
          </table:table-cell>
          <table:table-cell office:value-type="float" office:value="20055" table:style-name="ce6">
            <text:p>20,055<text:s/></text:p>
          </table:table-cell>
          <table:table-cell office:value-type="float" office:value="16530" table:style-name="ce6">
            <text:p>16,530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14686" table:style-name="ce6">
            <text:p>14,686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987" table:style-name="ce6">
            <text:p>13,987<text:s/></text:p>
          </table:table-cell>
          <table:table-cell office:value-type="float" office:value="42278" table:style-name="ce6">
            <text:p>42,278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7650" table:style-name="ce6">
            <text:p>17,650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5556" table:style-name="ce6">
            <text:p>5,556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9300" table:style-name="ce6">
            <text:p>29,300<text:s/></text:p>
          </table:table-cell>
          <table:table-cell office:value-type="float" office:value="16753" table:style-name="ce6">
            <text:p>16,753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12535" table:style-name="ce6">
            <text:p>12,535<text:s/></text:p>
          </table:table-cell>
          <table:table-cell office:value-type="float" office:value="21073" table:style-name="ce6">
            <text:p>21,073<text:s/></text:p>
          </table:table-cell>
          <table:table-cell office:value-type="float" office:value="16177" table:style-name="ce6">
            <text:p>16,177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3303" table:style-name="ce6">
            <text:p>3,303<text:s/></text:p>
          </table:table-cell>
          <table:table-cell table:number-columns-repeated="16264"/>
        </table:table-row>
        <table:table-row table:style-name="ro2">
          <table:table-cell office:value-type="date" office:date-value="2021-09-29T00:00:00" table:style-name="ce5">
            <text:p>2021/9/29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31391" table:style-name="ce6">
            <text:p>31,391<text:s/></text:p>
          </table:table-cell>
          <table:table-cell office:value-type="float" office:value="28625" table:style-name="ce6">
            <text:p>28,625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2517" table:style-name="ce6">
            <text:p>2,517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4856" table:style-name="ce6">
            <text:p>4,856<text:s/></text:p>
          </table:table-cell>
          <table:table-cell office:value-type="float" office:value="21286" table:style-name="ce6">
            <text:p>21,28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23289" table:style-name="ce6">
            <text:p>23,289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9850" table:style-name="ce6">
            <text:p>19,850<text:s/></text:p>
          </table:table-cell>
          <table:table-cell office:value-type="float" office:value="19680" table:style-name="ce6">
            <text:p>19,680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75989" table:style-name="ce6">
            <text:p>75,989<text:s/></text:p>
          </table:table-cell>
          <table:table-cell office:value-type="float" office:value="28755" table:style-name="ce6">
            <text:p>28,755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7233" table:style-name="ce6">
            <text:p>17,233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17370" table:style-name="ce6">
            <text:p>17,370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14883" table:style-name="ce6">
            <text:p>14,883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344" table:style-name="ce6">
            <text:p>10,344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6149" table:style-name="ce6">
            <text:p>6,149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18707" table:style-name="ce6">
            <text:p>18,707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0236" table:style-name="ce6">
            <text:p>20,236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34529" table:style-name="ce6">
            <text:p>34,529<text:s/></text:p>
          </table:table-cell>
          <table:table-cell office:value-type="float" office:value="15591" table:style-name="ce6">
            <text:p>15,59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2415" table:style-name="ce6">
            <text:p>22,415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43040" table:style-name="ce6">
            <text:p>43,040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17118" table:style-name="ce6">
            <text:p>17,118<text:s/></text:p>
          </table:table-cell>
          <table:table-cell office:value-type="float" office:value="18919" table:style-name="ce6">
            <text:p>18,919<text:s/></text:p>
          </table:table-cell>
          <table:table-cell office:value-type="float" office:value="17717" table:style-name="ce6">
            <text:p>17,717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4409" table:style-name="ce6">
            <text:p>4,409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8908" table:style-name="ce6">
            <text:p>8,908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21535" table:style-name="ce6">
            <text:p>21,535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3340" table:style-name="ce6">
            <text:p>3,340<text:s/></text:p>
          </table:table-cell>
          <table:table-cell table:number-columns-repeated="16264"/>
        </table:table-row>
        <table:table-row table:style-name="ro2">
          <table:table-cell office:value-type="date" office:date-value="2021-09-30T00:00:00" table:style-name="ce5">
            <text:p>2021/9/30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29217" table:style-name="ce6">
            <text:p>29,217<text:s/></text:p>
          </table:table-cell>
          <table:table-cell office:value-type="float" office:value="18862" table:style-name="ce6">
            <text:p>18,862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10077" table:style-name="ce6">
            <text:p>10,077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6788" table:style-name="ce6">
            <text:p>6,788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9732" table:style-name="ce6">
            <text:p>19,732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77732" table:style-name="ce6">
            <text:p>77,732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8423" table:style-name="ce6">
            <text:p>18,423<text:s/></text:p>
          </table:table-cell>
          <table:table-cell office:value-type="float" office:value="17078" table:style-name="ce6">
            <text:p>17,078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22715" table:style-name="ce6">
            <text:p>22,715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17699" table:style-name="ce6">
            <text:p>17,699<text:s/></text:p>
          </table:table-cell>
          <table:table-cell office:value-type="float" office:value="17829" table:style-name="ce6">
            <text:p>17,829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27188" table:style-name="ce6">
            <text:p>27,188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34407" table:style-name="ce6">
            <text:p>34,407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1184" table:style-name="ce6">
            <text:p>21,184<text:s/></text:p>
          </table:table-cell>
          <table:table-cell office:value-type="float" office:value="22649" table:style-name="ce6">
            <text:p>22,649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45134" table:style-name="ce6">
            <text:p>45,134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1634" table:style-name="ce6">
            <text:p>11,634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29973" table:style-name="ce6">
            <text:p>29,973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16547" table:style-name="ce6">
            <text:p>16,547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3279" table:style-name="ce6">
            <text:p>3,27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9-01T00:00:00" table:style-name="ce5">
            <text:p>2021/9/1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970" table:style-name="ce6">
            <text:p>2,970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4019" table:style-name="ce6">
            <text:p>14,019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8719" table:style-name="ce6">
            <text:p>8,719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5373" table:style-name="ce6">
            <text:p>15,373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15120" table:style-name="ce6">
            <text:p>15,120<text:s/></text:p>
          </table:table-cell>
          <table:table-cell office:value-type="float" office:value="17255" table:style-name="ce6">
            <text:p>17,255<text:s/></text:p>
          </table:table-cell>
          <table:table-cell office:value-type="float" office:value="70974" table:style-name="ce6">
            <text:p>70,974<text:s/></text:p>
          </table:table-cell>
          <table:table-cell office:value-type="float" office:value="26543" table:style-name="ce6">
            <text:p>26,543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6462" table:style-name="ce6">
            <text:p>16,462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7663" table:style-name="ce6">
            <text:p>17,663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237" table:style-name="ce6">
            <text:p>8,237<text:s/></text:p>
          </table:table-cell>
          <table:table-cell office:value-type="float" office:value="21629" table:style-name="ce6">
            <text:p>21,629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18503" table:style-name="ce6">
            <text:p>18,503<text:s/></text:p>
          </table:table-cell>
          <table:table-cell office:value-type="float" office:value="20134" table:style-name="ce6">
            <text:p>20,134<text:s/></text:p>
          </table:table-cell>
          <table:table-cell office:value-type="float" office:value="22861" table:style-name="ce6">
            <text:p>22,861<text:s/></text:p>
          </table:table-cell>
          <table:table-cell office:value-type="float" office:value="27542" table:style-name="ce6">
            <text:p>27,542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20989" table:style-name="ce6">
            <text:p>20,989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9140" table:style-name="ce6">
            <text:p>39,140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11535" table:style-name="ce6">
            <text:p>11,535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8678" table:style-name="ce6">
            <text:p>28,678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7412" table:style-name="ce6">
            <text:p>17,412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7793" table:style-name="ce6">
            <text:p>7,793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9514" table:style-name="ce6">
            <text:p>9,51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660" table:style-name="ce6">
            <text:p>1,660<text:s/></text:p>
          </table:table-cell>
          <table:table-cell office:value-type="float" office:value="2605" table:style-name="ce6">
            <text:p>2,605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603" table:style-name="ce6">
            <text:p>2,603<text:s/></text:p>
          </table:table-cell>
          <table:table-cell office:value-type="float" office:value="3127" table:style-name="ce6">
            <text:p>3,127<text:s/></text:p>
          </table:table-cell>
          <table:table-cell table:number-columns-repeated="16264"/>
        </table:table-row>
        <table:table-row table:style-name="ro2">
          <table:table-cell office:value-type="date" office:date-value="2021-09-02T00:00:00" table:style-name="ce5">
            <text:p>2021/9/2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7974" table:style-name="ce6">
            <text:p>27,974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21508" table:style-name="ce6">
            <text:p>21,508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15221" table:style-name="ce6">
            <text:p>15,221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4647" table:style-name="ce6">
            <text:p>24,647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19040" table:style-name="ce6">
            <text:p>19,040<text:s/></text:p>
          </table:table-cell>
          <table:table-cell office:value-type="float" office:value="15059" table:style-name="ce6">
            <text:p>15,059<text:s/></text:p>
          </table:table-cell>
          <table:table-cell office:value-type="float" office:value="16555" table:style-name="ce6">
            <text:p>16,555<text:s/></text:p>
          </table:table-cell>
          <table:table-cell office:value-type="float" office:value="72106" table:style-name="ce6">
            <text:p>72,106<text:s/></text:p>
          </table:table-cell>
          <table:table-cell office:value-type="float" office:value="26733" table:style-name="ce6">
            <text:p>26,733<text:s/></text:p>
          </table:table-cell>
          <table:table-cell office:value-type="float" office:value="13443" table:style-name="ce6">
            <text:p>13,443<text:s/></text:p>
          </table:table-cell>
          <table:table-cell office:value-type="float" office:value="16576" table:style-name="ce6">
            <text:p>16,576<text:s/></text:p>
          </table:table-cell>
          <table:table-cell office:value-type="float" office:value="18015" table:style-name="ce6">
            <text:p>18,01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6854" table:style-name="ce6">
            <text:p>16,854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27634" table:style-name="ce6">
            <text:p>27,634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33328" table:style-name="ce6">
            <text:p>33,328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39172" table:style-name="ce6">
            <text:p>39,172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3718" table:style-name="ce6">
            <text:p>13,718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15244" table:style-name="ce6">
            <text:p>15,244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9443" table:style-name="ce6">
            <text:p>19,443<text:s/></text:p>
          </table:table-cell>
          <table:table-cell office:value-type="float" office:value="15331" table:style-name="ce6">
            <text:p>15,331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867" table:style-name="ce6">
            <text:p>1,867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5244" table:style-name="ce6">
            <text:p>5,244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159" table:style-name="ce6">
            <text:p>3,159<text:s/></text:p>
          </table:table-cell>
          <table:table-cell table:number-columns-repeated="16264"/>
        </table:table-row>
        <table:table-row table:style-name="ro2">
          <table:table-cell office:value-type="date" office:date-value="2021-09-03T00:00:00" table:style-name="ce5">
            <text:p>2021/9/3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28072" table:style-name="ce6">
            <text:p>28,072<text:s/></text:p>
          </table:table-cell>
          <table:table-cell office:value-type="float" office:value="30800" table:style-name="ce6">
            <text:p>30,800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7771" table:style-name="ce6">
            <text:p>7,771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18812" table:style-name="ce6">
            <text:p>18,812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19042" table:style-name="ce6">
            <text:p>19,042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80607" table:style-name="ce6">
            <text:p>80,607<text:s/></text:p>
          </table:table-cell>
          <table:table-cell office:value-type="float" office:value="29370" table:style-name="ce6">
            <text:p>29,370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15957" table:style-name="ce6">
            <text:p>15,957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929" table:style-name="ce6">
            <text:p>2,92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9486" table:style-name="ce6">
            <text:p>9,486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22728" table:style-name="ce6">
            <text:p>22,728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24668" table:style-name="ce6">
            <text:p>24,668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6640" table:style-name="ce6">
            <text:p>16,640<text:s/></text:p>
          </table:table-cell>
          <table:table-cell office:value-type="float" office:value="36987" table:style-name="ce6">
            <text:p>36,987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21040" table:style-name="ce6">
            <text:p>21,040<text:s/></text:p>
          </table:table-cell>
          <table:table-cell office:value-type="float" office:value="22857" table:style-name="ce6">
            <text:p>22,857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41862" table:style-name="ce6">
            <text:p>41,862<text:s/></text:p>
          </table:table-cell>
          <table:table-cell office:value-type="float" office:value="16182" table:style-name="ce6">
            <text:p>16,182<text:s/></text:p>
          </table:table-cell>
          <table:table-cell office:value-type="float" office:value="11983" table:style-name="ce6">
            <text:p>11,983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14709" table:style-name="ce6">
            <text:p>14,709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15387" table:style-name="ce6">
            <text:p>15,387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8583" table:style-name="ce6">
            <text:p>8,583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12533" table:style-name="ce6">
            <text:p>12,533<text:s/></text:p>
          </table:table-cell>
          <table:table-cell office:value-type="float" office:value="19944" table:style-name="ce6">
            <text:p>19,944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1325" table:style-name="ce6">
            <text:p>1,325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3224" table:style-name="ce6">
            <text:p>3,224<text:s/></text:p>
          </table:table-cell>
          <table:table-cell table:number-columns-repeated="16264"/>
        </table:table-row>
        <table:table-row table:style-name="ro2">
          <table:table-cell office:value-type="date" office:date-value="2021-09-04T00:00:00" table:style-name="ce5">
            <text:p>2021/9/4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0768" table:style-name="ce6">
            <text:p>10,768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4549" table:style-name="ce6">
            <text:p>4,549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5412" table:style-name="ce6">
            <text:p>5,41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2363" table:style-name="ce6">
            <text:p>2,363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10949" table:style-name="ce6">
            <text:p>10,949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59570" table:style-name="ce6">
            <text:p>59,570<text:s/></text:p>
          </table:table-cell>
          <table:table-cell office:value-type="float" office:value="24136" table:style-name="ce6">
            <text:p>24,136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1127" table:style-name="ce6">
            <text:p>1,127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3521" table:style-name="ce6">
            <text:p>3,52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13994" table:style-name="ce6">
            <text:p>13,994<text:s/></text:p>
          </table:table-cell>
          <table:table-cell office:value-type="float" office:value="15968" table:style-name="ce6">
            <text:p>15,968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11028" table:style-name="ce6">
            <text:p>11,028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0051" table:style-name="ce6">
            <text:p>10,051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0499" table:style-name="ce6">
            <text:p>10,499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5505" table:style-name="ce6">
            <text:p>5,505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653" table:style-name="ce6">
            <text:p>653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1091" table:style-name="ce6">
            <text:p>1,09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1637" table:style-name="ce6">
            <text:p>1,637<text:s/></text:p>
          </table:table-cell>
          <table:table-cell table:number-columns-repeated="16264"/>
        </table:table-row>
        <table:table-row table:style-name="ro2">
          <table:table-cell office:value-type="date" office:date-value="2021-09-05T00:00:00" table:style-name="ce5">
            <text:p>2021/9/5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1767" table:style-name="ce6">
            <text:p>1,76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7606" table:style-name="ce6">
            <text:p>7,606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7612" table:style-name="ce6">
            <text:p>7,612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2923" table:style-name="ce6">
            <text:p>12,923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63011" table:style-name="ce6">
            <text:p>63,011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13251" table:style-name="ce6">
            <text:p>13,251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9676" table:style-name="ce6">
            <text:p>9,676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10933" table:style-name="ce6">
            <text:p>10,933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672" table:style-name="ce6">
            <text:p>5,672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1371" table:style-name="ce6">
            <text:p>1,371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576" table:style-name="ce6">
            <text:p>57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1351" table:style-name="ce6">
            <text:p>1,351<text:s/></text:p>
          </table:table-cell>
          <table:table-cell table:number-columns-repeated="16264"/>
        </table:table-row>
        <table:table-row table:style-name="ro2">
          <table:table-cell office:value-type="date" office:date-value="2021-09-06T00:00:00" table:style-name="ce5">
            <text:p>2021/9/6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7303" table:style-name="ce6">
            <text:p>27,303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9568" table:style-name="ce6">
            <text:p>19,568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437" table:style-name="ce6">
            <text:p>5,437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21095" table:style-name="ce6">
            <text:p>21,09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8752" table:style-name="ce6">
            <text:p>8,752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7029" table:style-name="ce6">
            <text:p>17,029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73737" table:style-name="ce6">
            <text:p>73,737<text:s/></text:p>
          </table:table-cell>
          <table:table-cell office:value-type="float" office:value="25298" table:style-name="ce6">
            <text:p>25,298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4708" table:style-name="ce6">
            <text:p>14,708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12560" table:style-name="ce6">
            <text:p>12,560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1322" table:style-name="ce6">
            <text:p>21,322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18461" table:style-name="ce6">
            <text:p>18,461<text:s/></text:p>
          </table:table-cell>
          <table:table-cell office:value-type="float" office:value="19787" table:style-name="ce6">
            <text:p>19,787<text:s/></text:p>
          </table:table-cell>
          <table:table-cell office:value-type="float" office:value="22583" table:style-name="ce6">
            <text:p>22,583<text:s/></text:p>
          </table:table-cell>
          <table:table-cell office:value-type="float" office:value="26836" table:style-name="ce6">
            <text:p>26,836<text:s/></text:p>
          </table:table-cell>
          <table:table-cell office:value-type="float" office:value="18312" table:style-name="ce6">
            <text:p>18,312<text:s/></text:p>
          </table:table-cell>
          <table:table-cell office:value-type="float" office:value="15677" table:style-name="ce6">
            <text:p>15,677<text:s/></text:p>
          </table:table-cell>
          <table:table-cell office:value-type="float" office:value="32543" table:style-name="ce6">
            <text:p>32,543<text:s/></text:p>
          </table:table-cell>
          <table:table-cell office:value-type="float" office:value="13619" table:style-name="ce6">
            <text:p>13,619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20430" table:style-name="ce6">
            <text:p>20,430<text:s/></text:p>
          </table:table-cell>
          <table:table-cell office:value-type="float" office:value="12726" table:style-name="ce6">
            <text:p>12,726<text:s/></text:p>
          </table:table-cell>
          <table:table-cell office:value-type="float" office:value="38512" table:style-name="ce6">
            <text:p>38,512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3461" table:style-name="ce6">
            <text:p>13,461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16428" table:style-name="ce6">
            <text:p>16,428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28224" table:style-name="ce6">
            <text:p>28,224<text:s/></text:p>
          </table:table-cell>
          <table:table-cell office:value-type="float" office:value="15254" table:style-name="ce6">
            <text:p>15,254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6984" table:style-name="ce6">
            <text:p>16,984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7778" table:style-name="ce6">
            <text:p>7,778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9258" table:style-name="ce6">
            <text:p>19,258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1-09-07T00:00:00" table:style-name="ce5">
            <text:p>2021/9/7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437" table:style-name="ce6">
            <text:p>11,437<text:s/></text:p>
          </table:table-cell>
          <table:table-cell office:value-type="float" office:value="18119" table:style-name="ce6">
            <text:p>18,119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7434" table:style-name="ce6">
            <text:p>7,434<text:s/></text:p>
          </table:table-cell>
          <table:table-cell office:value-type="float" office:value="15056" table:style-name="ce6">
            <text:p>15,056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22247" table:style-name="ce6">
            <text:p>22,247<text:s/></text:p>
          </table:table-cell>
          <table:table-cell office:value-type="float" office:value="17664" table:style-name="ce6">
            <text:p>17,664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24933" table:style-name="ce6">
            <text:p>24,933<text:s/></text:p>
          </table:table-cell>
          <table:table-cell office:value-type="float" office:value="18568" table:style-name="ce6">
            <text:p>18,568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71964" table:style-name="ce6">
            <text:p>71,964<text:s/></text:p>
          </table:table-cell>
          <table:table-cell office:value-type="float" office:value="26088" table:style-name="ce6">
            <text:p>26,088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7915" table:style-name="ce6">
            <text:p>17,915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21836" table:style-name="ce6">
            <text:p>21,836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8462" table:style-name="ce6">
            <text:p>18,462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8504" table:style-name="ce6">
            <text:p>18,504<text:s/></text:p>
          </table:table-cell>
          <table:table-cell office:value-type="float" office:value="16265" table:style-name="ce6">
            <text:p>16,265<text:s/></text:p>
          </table:table-cell>
          <table:table-cell office:value-type="float" office:value="32826" table:style-name="ce6">
            <text:p>32,826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38365" table:style-name="ce6">
            <text:p>38,365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0346" table:style-name="ce6">
            <text:p>10,346<text:s/></text:p>
          </table:table-cell>
          <table:table-cell office:value-type="float" office:value="16524" table:style-name="ce6">
            <text:p>16,524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8011" table:style-name="ce6">
            <text:p>8,011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7477" table:style-name="ce6">
            <text:p>17,477<text:s/></text:p>
          </table:table-cell>
          <table:table-cell office:value-type="float" office:value="17179" table:style-name="ce6">
            <text:p>17,179<text:s/></text:p>
          </table:table-cell>
          <table:table-cell office:value-type="float" office:value="5870" table:style-name="ce6">
            <text:p>5,870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7957" table:style-name="ce6">
            <text:p>7,957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20229" table:style-name="ce6">
            <text:p>20,229<text:s/></text:p>
          </table:table-cell>
          <table:table-cell office:value-type="float" office:value="15503" table:style-name="ce6">
            <text:p>15,503<text:s/></text:p>
          </table:table-cell>
          <table:table-cell office:value-type="float" office:value="11231" table:style-name="ce6">
            <text:p>11,231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150" table:style-name="ce6">
            <text:p>9,150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201" table:style-name="ce6">
            <text:p>3,201<text:s/></text:p>
          </table:table-cell>
          <table:table-cell table:number-columns-repeated="16264"/>
        </table:table-row>
        <table:table-row table:style-name="ro2">
          <table:table-cell office:value-type="date" office:date-value="2021-09-08T00:00:00" table:style-name="ce5">
            <text:p>2021/9/8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27517" table:style-name="ce6">
            <text:p>27,517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8234" table:style-name="ce6">
            <text:p>8,234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358" table:style-name="ce6">
            <text:p>6,358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11266" table:style-name="ce6">
            <text:p>11,266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70853" table:style-name="ce6">
            <text:p>70,853<text:s/></text:p>
          </table:table-cell>
          <table:table-cell office:value-type="float" office:value="26327" table:style-name="ce6">
            <text:p>26,327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21261" table:style-name="ce6">
            <text:p>21,261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16394" table:style-name="ce6">
            <text:p>16,394<text:s/></text:p>
          </table:table-cell>
          <table:table-cell office:value-type="float" office:value="18349" table:style-name="ce6">
            <text:p>18,349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21432" table:style-name="ce6">
            <text:p>21,432<text:s/></text:p>
          </table:table-cell>
          <table:table-cell office:value-type="float" office:value="25366" table:style-name="ce6">
            <text:p>25,366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32231" table:style-name="ce6">
            <text:p>32,231<text:s/></text:p>
          </table:table-cell>
          <table:table-cell office:value-type="float" office:value="14085" table:style-name="ce6">
            <text:p>14,085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38042" table:style-name="ce6">
            <text:p>38,042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451" table:style-name="ce6">
            <text:p>16,451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8427" table:style-name="ce6">
            <text:p>28,427<text:s/></text:p>
          </table:table-cell>
          <table:table-cell office:value-type="float" office:value="15501" table:style-name="ce6">
            <text:p>15,501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2646" table:style-name="ce6">
            <text:p>2,646<text:s/></text:p>
          </table:table-cell>
          <table:table-cell office:value-type="float" office:value="3111" table:style-name="ce6">
            <text:p>3,111<text:s/></text:p>
          </table:table-cell>
          <table:table-cell table:number-columns-repeated="16264"/>
        </table:table-row>
        <table:table-row table:style-name="ro2">
          <table:table-cell office:value-type="date" office:date-value="2021-09-09T00:00:00" table:style-name="ce5">
            <text:p>2021/9/9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26881" table:style-name="ce6">
            <text:p>26,881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9251" table:style-name="ce6">
            <text:p>9,251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3032" table:style-name="ce6">
            <text:p>3,032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5058" table:style-name="ce6">
            <text:p>15,058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21404" table:style-name="ce6">
            <text:p>21,404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18402" table:style-name="ce6">
            <text:p>18,402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16055" table:style-name="ce6">
            <text:p>16,055<text:s/></text:p>
          </table:table-cell>
          <table:table-cell office:value-type="float" office:value="70045" table:style-name="ce6">
            <text:p>70,045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7611" table:style-name="ce6">
            <text:p>17,611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17263" table:style-name="ce6">
            <text:p>17,263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8101" table:style-name="ce6">
            <text:p>8,101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5707" table:style-name="ce6">
            <text:p>15,707<text:s/></text:p>
          </table:table-cell>
          <table:table-cell office:value-type="float" office:value="18615" table:style-name="ce6">
            <text:p>18,615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6584" table:style-name="ce6">
            <text:p>16,584<text:s/></text:p>
          </table:table-cell>
          <table:table-cell office:value-type="float" office:value="15314" table:style-name="ce6">
            <text:p>15,314<text:s/></text:p>
          </table:table-cell>
          <table:table-cell office:value-type="float" office:value="31439" table:style-name="ce6">
            <text:p>31,439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9909" table:style-name="ce6">
            <text:p>19,909<text:s/></text:p>
          </table:table-cell>
          <table:table-cell office:value-type="float" office:value="12171" table:style-name="ce6">
            <text:p>12,171<text:s/></text:p>
          </table:table-cell>
          <table:table-cell office:value-type="float" office:value="36952" table:style-name="ce6">
            <text:p>36,952<text:s/></text:p>
          </table:table-cell>
          <table:table-cell office:value-type="float" office:value="14848" table:style-name="ce6">
            <text:p>14,848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15712" table:style-name="ce6">
            <text:p>15,712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785" table:style-name="ce6">
            <text:p>7,785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9128" table:style-name="ce6">
            <text:p>19,128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364" table:style-name="ce6">
            <text:p>1,364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007" table:style-name="ce6">
            <text:p>3,007<text:s/></text:p>
          </table:table-cell>
          <table:table-cell table:number-columns-repeated="16264"/>
        </table:table-row>
        <table:table-row table:style-name="ro2">
          <table:table-cell office:value-type="date" office:date-value="2021-09-10T00:00:00" table:style-name="ce5">
            <text:p>2021/9/10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8811" table:style-name="ce6">
            <text:p>18,811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7051" table:style-name="ce6">
            <text:p>7,051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653" table:style-name="ce6">
            <text:p>4,653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6347" table:style-name="ce6">
            <text:p>6,347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20315" table:style-name="ce6">
            <text:p>20,315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9093" table:style-name="ce6">
            <text:p>9,093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17215" table:style-name="ce6">
            <text:p>17,215<text:s/></text:p>
          </table:table-cell>
          <table:table-cell office:value-type="float" office:value="6797" table:style-name="ce6">
            <text:p>6,797<text:s/></text:p>
          </table:table-cell>
          <table:table-cell office:value-type="float" office:value="23970" table:style-name="ce6">
            <text:p>23,970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18339" table:style-name="ce6">
            <text:p>18,339<text:s/></text:p>
          </table:table-cell>
          <table:table-cell office:value-type="float" office:value="14653" table:style-name="ce6">
            <text:p>14,653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71985" table:style-name="ce6">
            <text:p>71,985<text:s/></text:p>
          </table:table-cell>
          <table:table-cell office:value-type="float" office:value="26676" table:style-name="ce6">
            <text:p>26,676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14890" table:style-name="ce6">
            <text:p>14,890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20832" table:style-name="ce6">
            <text:p>20,832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612" table:style-name="ce6">
            <text:p>9,612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20796" table:style-name="ce6">
            <text:p>20,796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5692" table:style-name="ce6">
            <text:p>15,692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24083" table:style-name="ce6">
            <text:p>24,083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32959" table:style-name="ce6">
            <text:p>32,959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19177" table:style-name="ce6">
            <text:p>19,177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37609" table:style-name="ce6">
            <text:p>37,609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13058" table:style-name="ce6">
            <text:p>13,058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5397" table:style-name="ce6">
            <text:p>5,397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8478" table:style-name="ce6">
            <text:p>8,478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2010" table:style-name="ce6">
            <text:p>2,010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2850" table:style-name="ce6">
            <text:p>2,850<text:s/></text:p>
          </table:table-cell>
          <table:table-cell table:number-columns-repeated="16264"/>
        </table:table-row>
        <table:table-row table:style-name="ro2">
          <table:table-cell office:value-type="date" office:date-value="2021-09-11T00:00:00" table:style-name="ce5">
            <text:p>2021/9/11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18471" table:style-name="ce6">
            <text:p>18,471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7227" table:style-name="ce6">
            <text:p>7,227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854" table:style-name="ce6">
            <text:p>1,854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14715" table:style-name="ce6">
            <text:p>14,715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12514" table:style-name="ce6">
            <text:p>12,514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19529" table:style-name="ce6">
            <text:p>19,529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4596" table:style-name="ce6">
            <text:p>14,59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59317" table:style-name="ce6">
            <text:p>59,317<text:s/></text:p>
          </table:table-cell>
          <table:table-cell office:value-type="float" office:value="23886" table:style-name="ce6">
            <text:p>23,886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536" table:style-name="ce6">
            <text:p>5,536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13495" table:style-name="ce6">
            <text:p>13,49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19619" table:style-name="ce6">
            <text:p>19,619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3235" table:style-name="ce6">
            <text:p>13,235<text:s/></text:p>
          </table:table-cell>
          <table:table-cell office:value-type="float" office:value="29849" table:style-name="ce6">
            <text:p>29,849<text:s/></text:p>
          </table:table-cell>
          <table:table-cell office:value-type="float" office:value="10734" table:style-name="ce6">
            <text:p>10,734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16511" table:style-name="ce6">
            <text:p>16,511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2990" table:style-name="ce6">
            <text:p>32,990<text:s/></text:p>
          </table:table-cell>
          <table:table-cell office:value-type="float" office:value="12525" table:style-name="ce6">
            <text:p>12,525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1505" table:style-name="ce6">
            <text:p>11,505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3466" table:style-name="ce6">
            <text:p>13,466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1071" table:style-name="ce6">
            <text:p>1,071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2159" table:style-name="ce6">
            <text:p>2,159<text:s/></text:p>
          </table:table-cell>
          <table:table-cell table:number-columns-repeated="16264"/>
        </table:table-row>
        <table:table-row table:style-name="ro2">
          <table:table-cell office:value-type="date" office:date-value="2021-09-12T00:00:00" table:style-name="ce5">
            <text:p>2021/9/12</text:p>
          </table:table-cell>
          <table:table-cell office:value-type="float" office:value="315" table:style-name="ce6">
            <text:p>315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338" table:style-name="ce6">
            <text:p>338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250" table:style-name="ce6">
            <text:p>250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249" table:style-name="ce6">
            <text:p>249<text:s/></text:p>
          </table:table-cell>
          <table:table-cell office:value-type="float" office:value="698" table:style-name="ce6">
            <text:p>698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767" table:style-name="ce6">
            <text:p>767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485" table:style-name="ce6">
            <text:p>485<text:s/></text:p>
          </table:table-cell>
          <table:table-cell office:value-type="float" office:value="1031" table:style-name="ce6">
            <text:p>1,031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805" table:style-name="ce6">
            <text:p>805<text:s/></text:p>
          </table:table-cell>
          <table:table-cell office:value-type="float" office:value="308" table:style-name="ce6">
            <text:p>30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4618" table:style-name="ce6">
            <text:p>24,61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659" table:style-name="ce6">
            <text:p>659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284" table:style-name="ce6">
            <text:p>284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8243" table:style-name="ce6">
            <text:p>8,243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986" table:style-name="ce6">
            <text:p>986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733" table:style-name="ce6">
            <text:p>733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852" table:style-name="ce6">
            <text:p>852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30" table:style-name="ce6">
            <text:p>130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202" table:style-name="ce6">
            <text:p>202<text:s/></text:p>
          </table:table-cell>
          <table:table-cell office:value-type="float" office:value="218" table:style-name="ce6">
            <text:p>218<text:s/></text:p>
          </table:table-cell>
          <table:table-cell office:value-type="float" office:value="323" table:style-name="ce6">
            <text:p>323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52" table:style-name="ce6">
            <text:p>252<text:s/></text:p>
          </table:table-cell>
          <table:table-cell office:value-type="float" office:value="570" table:style-name="ce6">
            <text:p>570<text:s/></text:p>
          </table:table-cell>
          <table:table-cell office:value-type="float" office:value="568" table:style-name="ce6">
            <text:p>568<text:s/></text:p>
          </table:table-cell>
          <table:table-cell table:number-columns-repeated="16264"/>
        </table:table-row>
        <table:table-row table:style-name="ro2">
          <table:table-cell office:value-type="date" office:date-value="2021-09-13T00:00:00" table:style-name="ce5">
            <text:p>2021/9/13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27503" table:style-name="ce6">
            <text:p>27,503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19149" table:style-name="ce6">
            <text:p>19,149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13894" table:style-name="ce6">
            <text:p>13,894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2318" table:style-name="ce6">
            <text:p>2,318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7084" table:style-name="ce6">
            <text:p>7,084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6631" table:style-name="ce6">
            <text:p>6,631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17799" table:style-name="ce6">
            <text:p>17,799<text:s/></text:p>
          </table:table-cell>
          <table:table-cell office:value-type="float" office:value="18449" table:style-name="ce6">
            <text:p>18,44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72003" table:style-name="ce6">
            <text:p>72,003<text:s/></text:p>
          </table:table-cell>
          <table:table-cell office:value-type="float" office:value="25049" table:style-name="ce6">
            <text:p>25,049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15940" table:style-name="ce6">
            <text:p>15,940<text:s/></text:p>
          </table:table-cell>
          <table:table-cell office:value-type="float" office:value="16591" table:style-name="ce6">
            <text:p>16,591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16906" table:style-name="ce6">
            <text:p>16,906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6710" table:style-name="ce6">
            <text:p>6,710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5626" table:style-name="ce6">
            <text:p>5,626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17683" table:style-name="ce6">
            <text:p>17,683<text:s/></text:p>
          </table:table-cell>
          <table:table-cell office:value-type="float" office:value="18410" table:style-name="ce6">
            <text:p>18,410<text:s/></text:p>
          </table:table-cell>
          <table:table-cell office:value-type="float" office:value="20964" table:style-name="ce6">
            <text:p>20,964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17303" table:style-name="ce6">
            <text:p>17,303<text:s/></text:p>
          </table:table-cell>
          <table:table-cell office:value-type="float" office:value="15665" table:style-name="ce6">
            <text:p>15,665<text:s/></text:p>
          </table:table-cell>
          <table:table-cell office:value-type="float" office:value="32418" table:style-name="ce6">
            <text:p>32,418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19743" table:style-name="ce6">
            <text:p>19,74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37951" table:style-name="ce6">
            <text:p>37,951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9966" table:style-name="ce6">
            <text:p>9,966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2555" table:style-name="ce6">
            <text:p>2,555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011" table:style-name="ce6">
            <text:p>3,011<text:s/></text:p>
          </table:table-cell>
          <table:table-cell table:number-columns-repeated="16264"/>
        </table:table-row>
        <table:table-row table:style-name="ro2">
          <table:table-cell office:value-type="date" office:date-value="2021-09-14T00:00:00" table:style-name="ce5">
            <text:p>2021/9/14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9925" table:style-name="ce6">
            <text:p>19,925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8446" table:style-name="ce6">
            <text:p>8,446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7254" table:style-name="ce6">
            <text:p>7,254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14383" table:style-name="ce6">
            <text:p>14,383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5533" table:style-name="ce6">
            <text:p>5,533<text:s/></text:p>
          </table:table-cell>
          <table:table-cell office:value-type="float" office:value="6553" table:style-name="ce6">
            <text:p>6,55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9527" table:style-name="ce6">
            <text:p>9,527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7536" table:style-name="ce6">
            <text:p>7,536<text:s/></text:p>
          </table:table-cell>
          <table:table-cell office:value-type="float" office:value="16371" table:style-name="ce6">
            <text:p>16,371<text:s/></text:p>
          </table:table-cell>
          <table:table-cell office:value-type="float" office:value="11560" table:style-name="ce6">
            <text:p>11,560<text:s/></text:p>
          </table:table-cell>
          <table:table-cell office:value-type="float" office:value="22507" table:style-name="ce6">
            <text:p>22,507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8463" table:style-name="ce6">
            <text:p>18,463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18059" table:style-name="ce6">
            <text:p>18,059<text:s/></text:p>
          </table:table-cell>
          <table:table-cell office:value-type="float" office:value="72494" table:style-name="ce6">
            <text:p>72,494<text:s/></text:p>
          </table:table-cell>
          <table:table-cell office:value-type="float" office:value="26941" table:style-name="ce6">
            <text:p>26,941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15377" table:style-name="ce6">
            <text:p>15,377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16827" table:style-name="ce6">
            <text:p>16,82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1770" table:style-name="ce6">
            <text:p>21,770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18352" table:style-name="ce6">
            <text:p>18,352<text:s/></text:p>
          </table:table-cell>
          <table:table-cell office:value-type="float" office:value="19261" table:style-name="ce6">
            <text:p>19,261<text:s/></text:p>
          </table:table-cell>
          <table:table-cell office:value-type="float" office:value="21475" table:style-name="ce6">
            <text:p>21,475<text:s/></text:p>
          </table:table-cell>
          <table:table-cell office:value-type="float" office:value="25826" table:style-name="ce6">
            <text:p>25,826<text:s/></text:p>
          </table:table-cell>
          <table:table-cell office:value-type="float" office:value="18031" table:style-name="ce6">
            <text:p>18,031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39163" table:style-name="ce6">
            <text:p>39,163<text:s/></text:p>
          </table:table-cell>
          <table:table-cell office:value-type="float" office:value="15374" table:style-name="ce6">
            <text:p>15,374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7991" table:style-name="ce6">
            <text:p>7,991<text:s/></text:p>
          </table:table-cell>
          <table:table-cell office:value-type="float" office:value="28932" table:style-name="ce6">
            <text:p>28,932<text:s/></text:p>
          </table:table-cell>
          <table:table-cell office:value-type="float" office:value="15433" table:style-name="ce6">
            <text:p>15,433<text:s/></text:p>
          </table:table-cell>
          <table:table-cell office:value-type="float" office:value="17668" table:style-name="ce6">
            <text:p>17,668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7775" table:style-name="ce6">
            <text:p>7,775<text:s/></text:p>
          </table:table-cell>
          <table:table-cell office:value-type="float" office:value="6839" table:style-name="ce6">
            <text:p>6,839<text:s/></text:p>
          </table:table-cell>
          <table:table-cell office:value-type="float" office:value="9440" table:style-name="ce6">
            <text:p>9,440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20115" table:style-name="ce6">
            <text:p>20,115<text:s/></text:p>
          </table:table-cell>
          <table:table-cell office:value-type="float" office:value="15746" table:style-name="ce6">
            <text:p>15,746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790" table:style-name="ce6">
            <text:p>7,79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079" table:style-name="ce6">
            <text:p>3,079<text:s/></text:p>
          </table:table-cell>
          <table:table-cell table:number-columns-repeated="16264"/>
        </table:table-row>
        <table:table-row table:style-name="ro2">
          <table:table-cell office:value-type="date" office:date-value="2021-09-15T00:00:00" table:style-name="ce5">
            <text:p>2021/9/15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28933" table:style-name="ce6">
            <text:p>28,933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1655" table:style-name="ce6">
            <text:p>21,655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1519" table:style-name="ce6">
            <text:p>11,519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1779" table:style-name="ce6">
            <text:p>11,779<text:s/></text:p>
          </table:table-cell>
          <table:table-cell office:value-type="float" office:value="23061" table:style-name="ce6">
            <text:p>23,061<text:s/></text:p>
          </table:table-cell>
          <table:table-cell office:value-type="float" office:value="18196" table:style-name="ce6">
            <text:p>18,196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19447" table:style-name="ce6">
            <text:p>19,447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74146" table:style-name="ce6">
            <text:p>74,146<text:s/></text:p>
          </table:table-cell>
          <table:table-cell office:value-type="float" office:value="27899" table:style-name="ce6">
            <text:p>27,899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8762" table:style-name="ce6">
            <text:p>18,762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8292" table:style-name="ce6">
            <text:p>18,292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2044" table:style-name="ce6">
            <text:p>22,04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6972" table:style-name="ce6">
            <text:p>6,97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19700" table:style-name="ce6">
            <text:p>19,700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8388" table:style-name="ce6">
            <text:p>18,388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34375" table:style-name="ce6">
            <text:p>34,375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20606" table:style-name="ce6">
            <text:p>20,606<text:s/></text:p>
          </table:table-cell>
          <table:table-cell office:value-type="float" office:value="21714" table:style-name="ce6">
            <text:p>21,714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40047" table:style-name="ce6">
            <text:p>40,047<text:s/></text:p>
          </table:table-cell>
          <table:table-cell office:value-type="float" office:value="14877" table:style-name="ce6">
            <text:p>14,877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3507" table:style-name="ce6">
            <text:p>13,507<text:s/></text:p>
          </table:table-cell>
          <table:table-cell office:value-type="float" office:value="10330" table:style-name="ce6">
            <text:p>10,330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8233" table:style-name="ce6">
            <text:p>8,233<text:s/></text:p>
          </table:table-cell>
          <table:table-cell office:value-type="float" office:value="29165" table:style-name="ce6">
            <text:p>29,165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17407" table:style-name="ce6">
            <text:p>17,407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20326" table:style-name="ce6">
            <text:p>20,326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629" table:style-name="ce6">
            <text:p>2,629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2815" table:style-name="ce6">
            <text:p>2,815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3157" table:style-name="ce6">
            <text:p>3,157<text:s/></text:p>
          </table:table-cell>
          <table:table-cell table:number-columns-repeated="16264"/>
        </table:table-row>
        <table:table-row table:style-name="ro2">
          <table:table-cell office:value-type="date" office:date-value="2021-09-16T00:00:00" table:style-name="ce5">
            <text:p>2021/9/16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28654" table:style-name="ce6">
            <text:p>28,654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21815" table:style-name="ce6">
            <text:p>21,815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22651" table:style-name="ce6">
            <text:p>22,651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25383" table:style-name="ce6">
            <text:p>25,383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9397" table:style-name="ce6">
            <text:p>19,397<text:s/></text:p>
          </table:table-cell>
          <table:table-cell office:value-type="float" office:value="15386" table:style-name="ce6">
            <text:p>15,386<text:s/></text:p>
          </table:table-cell>
          <table:table-cell office:value-type="float" office:value="17383" table:style-name="ce6">
            <text:p>17,383<text:s/></text:p>
          </table:table-cell>
          <table:table-cell office:value-type="float" office:value="75089" table:style-name="ce6">
            <text:p>75,089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16734" table:style-name="ce6">
            <text:p>16,734<text:s/></text:p>
          </table:table-cell>
          <table:table-cell office:value-type="float" office:value="18761" table:style-name="ce6">
            <text:p>18,761<text:s/></text:p>
          </table:table-cell>
          <table:table-cell office:value-type="float" office:value="15675" table:style-name="ce6">
            <text:p>15,675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16940" table:style-name="ce6">
            <text:p>16,940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2305" table:style-name="ce6">
            <text:p>22,305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5921" table:style-name="ce6">
            <text:p>5,921<text:s/></text:p>
          </table:table-cell>
          <table:table-cell office:value-type="float" office:value="16965" table:style-name="ce6">
            <text:p>16,965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22855" table:style-name="ce6">
            <text:p>22,855<text:s/></text:p>
          </table:table-cell>
          <table:table-cell office:value-type="float" office:value="26600" table:style-name="ce6">
            <text:p>26,600<text:s/></text:p>
          </table:table-cell>
          <table:table-cell office:value-type="float" office:value="18630" table:style-name="ce6">
            <text:p>18,630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34159" table:style-name="ce6">
            <text:p>34,159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20605" table:style-name="ce6">
            <text:p>20,605<text:s/></text:p>
          </table:table-cell>
          <table:table-cell office:value-type="float" office:value="21487" table:style-name="ce6">
            <text:p>21,487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40402" table:style-name="ce6">
            <text:p>40,402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8081" table:style-name="ce6">
            <text:p>8,081<text:s/></text:p>
          </table:table-cell>
          <table:table-cell office:value-type="float" office:value="29363" table:style-name="ce6">
            <text:p>29,363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8102" table:style-name="ce6">
            <text:p>18,102<text:s/></text:p>
          </table:table-cell>
          <table:table-cell office:value-type="float" office:value="17416" table:style-name="ce6">
            <text:p>17,416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421" table:style-name="ce6">
            <text:p>3,421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2115" table:style-name="ce6">
            <text:p>2,115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151" table:style-name="ce6">
            <text:p>3,151<text:s/></text:p>
          </table:table-cell>
          <table:table-cell table:number-columns-repeated="16264"/>
        </table:table-row>
        <table:table-row table:style-name="ro2">
          <table:table-cell office:value-type="date" office:date-value="2021-09-17T00:00:00" table:style-name="ce5">
            <text:p>2021/9/17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32823" table:style-name="ce6">
            <text:p>32,823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3730" table:style-name="ce6">
            <text:p>3,730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4939" table:style-name="ce6">
            <text:p>14,939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4983" table:style-name="ce6">
            <text:p>4,983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9418" table:style-name="ce6">
            <text:p>9,418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9250" table:style-name="ce6">
            <text:p>19,250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23672" table:style-name="ce6">
            <text:p>23,67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6586" table:style-name="ce6">
            <text:p>26,586<text:s/></text:p>
          </table:table-cell>
          <table:table-cell office:value-type="float" office:value="19615" table:style-name="ce6">
            <text:p>19,615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84324" table:style-name="ce6">
            <text:p>84,324<text:s/></text:p>
          </table:table-cell>
          <table:table-cell office:value-type="float" office:value="31824" table:style-name="ce6">
            <text:p>31,824<text:s/></text:p>
          </table:table-cell>
          <table:table-cell office:value-type="float" office:value="14690" table:style-name="ce6">
            <text:p>14,690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9422" table:style-name="ce6">
            <text:p>19,422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0213" table:style-name="ce6">
            <text:p>20,213<text:s/></text:p>
          </table:table-cell>
          <table:table-cell office:value-type="float" office:value="18258" table:style-name="ce6">
            <text:p>18,258<text:s/></text:p>
          </table:table-cell>
          <table:table-cell office:value-type="float" office:value="10755" table:style-name="ce6">
            <text:p>10,755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8783" table:style-name="ce6">
            <text:p>8,783<text:s/></text:p>
          </table:table-cell>
          <table:table-cell office:value-type="float" office:value="23800" table:style-name="ce6">
            <text:p>23,800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6178" table:style-name="ce6">
            <text:p>6,178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24794" table:style-name="ce6">
            <text:p>24,794<text:s/></text:p>
          </table:table-cell>
          <table:table-cell office:value-type="float" office:value="28127" table:style-name="ce6">
            <text:p>28,127<text:s/></text:p>
          </table:table-cell>
          <table:table-cell office:value-type="float" office:value="19410" table:style-name="ce6">
            <text:p>19,410<text:s/></text:p>
          </table:table-cell>
          <table:table-cell office:value-type="float" office:value="17160" table:style-name="ce6">
            <text:p>17,160<text:s/></text:p>
          </table:table-cell>
          <table:table-cell office:value-type="float" office:value="37504" table:style-name="ce6">
            <text:p>37,504<text:s/></text:p>
          </table:table-cell>
          <table:table-cell office:value-type="float" office:value="15229" table:style-name="ce6">
            <text:p>15,229<text:s/></text:p>
          </table:table-cell>
          <table:table-cell office:value-type="float" office:value="22107" table:style-name="ce6">
            <text:p>22,107<text:s/></text:p>
          </table:table-cell>
          <table:table-cell office:value-type="float" office:value="22980" table:style-name="ce6">
            <text:p>22,980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43291" table:style-name="ce6">
            <text:p>43,291<text:s/></text:p>
          </table:table-cell>
          <table:table-cell office:value-type="float" office:value="16688" table:style-name="ce6">
            <text:p>16,688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10605" table:style-name="ce6">
            <text:p>10,605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16232" table:style-name="ce6">
            <text:p>16,232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17620" table:style-name="ce6">
            <text:p>17,620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20522" table:style-name="ce6">
            <text:p>20,522<text:s/></text:p>
          </table:table-cell>
          <table:table-cell office:value-type="float" office:value="16809" table:style-name="ce6">
            <text:p>16,809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2844" table:style-name="ce6">
            <text:p>2,844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648" table:style-name="ce6">
            <text:p>5,648<text:s/></text:p>
          </table:table-cell>
          <table:table-cell office:value-type="float" office:value="1446" table:style-name="ce6">
            <text:p>1,446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style-name="ro2">
          <table:table-cell office:value-type="date" office:date-value="2021-09-18T00:00:00" table:style-name="ce5">
            <text:p>2021/9/18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5024" table:style-name="ce6">
            <text:p>25,024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2411" table:style-name="ce6">
            <text:p>2,411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5050" table:style-name="ce6">
            <text:p>5,050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535" table:style-name="ce6">
            <text:p>3,53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5764" table:style-name="ce6">
            <text:p>5,764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8451" table:style-name="ce6">
            <text:p>8,451<text:s/></text:p>
          </table:table-cell>
          <table:table-cell office:value-type="float" office:value="5370" table:style-name="ce6">
            <text:p>5,370<text:s/></text:p>
          </table:table-cell>
          <table:table-cell office:value-type="float" office:value="13228" table:style-name="ce6">
            <text:p>13,22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7712" table:style-name="ce6">
            <text:p>7,712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1794" table:style-name="ce6">
            <text:p>11,794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58992" table:style-name="ce6">
            <text:p>58,992<text:s/></text:p>
          </table:table-cell>
          <table:table-cell office:value-type="float" office:value="24148" table:style-name="ce6">
            <text:p>24,148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13219" table:style-name="ce6">
            <text:p>13,219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16135" table:style-name="ce6">
            <text:p>16,135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11727" table:style-name="ce6">
            <text:p>11,727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10696" table:style-name="ce6">
            <text:p>10,696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5634" table:style-name="ce6">
            <text:p>5,634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10661" table:style-name="ce6">
            <text:p>10,661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518" table:style-name="ce6">
            <text:p>4,518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1713" table:style-name="ce6">
            <text:p>1,713<text:s/></text:p>
          </table:table-cell>
          <table:table-cell table:number-columns-repeated="16264"/>
        </table:table-row>
        <table:table-row table:style-name="ro2">
          <table:table-cell office:value-type="date" office:date-value="2021-09-19T00:00:00" table:style-name="ce5">
            <text:p>2021/9/19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0200" table:style-name="ce6">
            <text:p>20,200<text:s/></text:p>
          </table:table-cell>
          <table:table-cell office:value-type="float" office:value="5753" table:style-name="ce6">
            <text:p>5,753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156" table:style-name="ce6">
            <text:p>1,156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7610" table:style-name="ce6">
            <text:p>7,610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61586" table:style-name="ce6">
            <text:p>61,586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11832" table:style-name="ce6">
            <text:p>11,832<text:s/></text:p>
          </table:table-cell>
          <table:table-cell office:value-type="float" office:value="9740" table:style-name="ce6">
            <text:p>9,740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24785" table:style-name="ce6">
            <text:p>24,785<text:s/></text:p>
          </table:table-cell>
          <table:table-cell office:value-type="float" office:value="3425" table:style-name="ce6">
            <text:p>3,425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25226" table:style-name="ce6">
            <text:p>25,226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8266" table:style-name="ce6">
            <text:p>8,266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5253" table:style-name="ce6">
            <text:p>5,253<text:s/></text:p>
          </table:table-cell>
          <table:table-cell office:value-type="float" office:value="4302" table:style-name="ce6">
            <text:p>4,302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6079" table:style-name="ce6">
            <text:p>6,079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5452" table:style-name="ce6">
            <text:p>5,452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628" table:style-name="ce6">
            <text:p>628<text:s/></text:p>
          </table:table-cell>
          <table:table-cell office:value-type="float" office:value="722" table:style-name="ce6">
            <text:p>722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574" table:style-name="ce6">
            <text:p>1,574<text:s/></text:p>
          </table:table-cell>
          <table:table-cell office:value-type="float" office:value="1657" table:style-name="ce6">
            <text:p>1,657<text:s/></text:p>
          </table:table-cell>
          <table:table-cell table:number-columns-repeated="16264"/>
        </table:table-row>
        <table:table-row table:style-name="ro2">
          <table:table-cell office:value-type="date" office:date-value="2021-09-20T00:00:00" table:style-name="ce5">
            <text:p>2021/9/20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4992" table:style-name="ce6">
            <text:p>4,992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7035" table:style-name="ce6">
            <text:p>7,035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71064" table:style-name="ce6">
            <text:p>71,064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8900" table:style-name="ce6">
            <text:p>8,900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14029" table:style-name="ce6">
            <text:p>14,029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29201" table:style-name="ce6">
            <text:p>29,201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13102" table:style-name="ce6">
            <text:p>13,102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7578" table:style-name="ce6">
            <text:p>7,578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8535" table:style-name="ce6">
            <text:p>8,535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4570" table:style-name="ce6">
            <text:p>4,570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560" table:style-name="ce6">
            <text:p>1,560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635" table:style-name="ce6">
            <text:p>635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1523" table:style-name="ce6">
            <text:p>1,523<text:s/></text:p>
          </table:table-cell>
          <table:table-cell table:number-columns-repeated="16264"/>
        </table:table-row>
        <table:table-row table:style-name="ro2">
          <table:table-cell office:value-type="date" office:date-value="2021-09-21T00:00:00" table:style-name="ce5">
            <text:p>2021/9/21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3782" table:style-name="ce6">
            <text:p>3,782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868" table:style-name="ce6">
            <text:p>86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1653" table:style-name="ce6">
            <text:p>1,653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4221" table:style-name="ce6">
            <text:p>4,221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6058" table:style-name="ce6">
            <text:p>6,058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8361" table:style-name="ce6">
            <text:p>8,361<text:s/></text:p>
          </table:table-cell>
          <table:table-cell office:value-type="float" office:value="8488" table:style-name="ce6">
            <text:p>8,488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3170" table:style-name="ce6">
            <text:p>3,170<text:s/></text:p>
          </table:table-cell>
          <table:table-cell office:value-type="float" office:value="83313" table:style-name="ce6">
            <text:p>83,313<text:s/></text:p>
          </table:table-cell>
          <table:table-cell office:value-type="float" office:value="19156" table:style-name="ce6">
            <text:p>19,156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9689" table:style-name="ce6">
            <text:p>9,689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3718" table:style-name="ce6">
            <text:p>3,718<text:s/></text:p>
          </table:table-cell>
          <table:table-cell office:value-type="float" office:value="8804" table:style-name="ce6">
            <text:p>8,804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4490" table:style-name="ce6">
            <text:p>4,490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2225" table:style-name="ce6">
            <text:p>12,225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4071" table:style-name="ce6">
            <text:p>4,07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7253" table:style-name="ce6">
            <text:p>7,253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26" table:style-name="ce6">
            <text:p>426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515" table:style-name="ce6">
            <text:p>515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858" table:style-name="ce6">
            <text:p>858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833" table:style-name="ce6">
            <text:p>833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323" table:style-name="ce6">
            <text:p>1,323<text:s/></text:p>
          </table:table-cell>
          <table:table-cell table:number-columns-repeated="16264"/>
        </table:table-row>
        <table:table-row table:style-name="ro2">
          <table:table-cell office:value-type="date" office:date-value="2021-09-22T00:00:00" table:style-name="ce5">
            <text:p>2021/9/22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28020" table:style-name="ce6">
            <text:p>28,020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19508" table:style-name="ce6">
            <text:p>19,508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5802" table:style-name="ce6">
            <text:p>5,802<text:s/></text:p>
          </table:table-cell>
          <table:table-cell office:value-type="float" office:value="6954" table:style-name="ce6">
            <text:p>6,954<text:s/></text:p>
          </table:table-cell>
          <table:table-cell office:value-type="float" office:value="12644" table:style-name="ce6">
            <text:p>12,644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4961" table:style-name="ce6">
            <text:p>4,961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8057" table:style-name="ce6">
            <text:p>18,057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7408" table:style-name="ce6">
            <text:p>17,408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18411" table:style-name="ce6">
            <text:p>18,411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85497" table:style-name="ce6">
            <text:p>85,497<text:s/></text:p>
          </table:table-cell>
          <table:table-cell office:value-type="float" office:value="25848" table:style-name="ce6">
            <text:p>25,848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6493" table:style-name="ce6">
            <text:p>16,493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6495" table:style-name="ce6">
            <text:p>16,495<text:s/></text:p>
          </table:table-cell>
          <table:table-cell office:value-type="float" office:value="10376" table:style-name="ce6">
            <text:p>10,376<text:s/></text:p>
          </table:table-cell>
          <table:table-cell office:value-type="float" office:value="22149" table:style-name="ce6">
            <text:p>22,149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16771" table:style-name="ce6">
            <text:p>16,771<text:s/></text:p>
          </table:table-cell>
          <table:table-cell office:value-type="float" office:value="19084" table:style-name="ce6">
            <text:p>19,084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3508" table:style-name="ce6">
            <text:p>23,508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38239" table:style-name="ce6">
            <text:p>38,239<text:s/></text:p>
          </table:table-cell>
          <table:table-cell office:value-type="float" office:value="15087" table:style-name="ce6">
            <text:p>15,087<text:s/></text:p>
          </table:table-cell>
          <table:table-cell office:value-type="float" office:value="11388" table:style-name="ce6">
            <text:p>11,388<text:s/></text:p>
          </table:table-cell>
          <table:table-cell office:value-type="float" office:value="10706" table:style-name="ce6">
            <text:p>10,706<text:s/></text:p>
          </table:table-cell>
          <table:table-cell office:value-type="float" office:value="14354" table:style-name="ce6">
            <text:p>14,354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6496" table:style-name="ce6">
            <text:p>16,496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28354" table:style-name="ce6">
            <text:p>28,354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17384" table:style-name="ce6">
            <text:p>17,38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4776" table:style-name="ce6">
            <text:p>4,776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20241" table:style-name="ce6">
            <text:p>20,241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200" table:style-name="ce6">
            <text:p>3,200<text:s/></text:p>
          </table:table-cell>
          <table:table-cell table:number-columns-repeated="16264"/>
        </table:table-row>
        <table:table-row table:style-name="ro2">
          <table:table-cell office:value-type="date" office:date-value="2021-09-23T00:00:00" table:style-name="ce5">
            <text:p>2021/9/23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28988" table:style-name="ce6">
            <text:p>28,988<text:s/></text:p>
          </table:table-cell>
          <table:table-cell office:value-type="float" office:value="27491" table:style-name="ce6">
            <text:p>27,491<text:s/></text:p>
          </table:table-cell>
          <table:table-cell office:value-type="float" office:value="20113" table:style-name="ce6">
            <text:p>20,113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8933" table:style-name="ce6">
            <text:p>8,933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5612" table:style-name="ce6">
            <text:p>5,612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22021" table:style-name="ce6">
            <text:p>22,02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1168" table:style-name="ce6">
            <text:p>11,168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22542" table:style-name="ce6">
            <text:p>22,542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18587" table:style-name="ce6">
            <text:p>18,587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75944" table:style-name="ce6">
            <text:p>75,944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6810" table:style-name="ce6">
            <text:p>16,810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5694" table:style-name="ce6">
            <text:p>15,694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0343" table:style-name="ce6">
            <text:p>10,343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6943" table:style-name="ce6">
            <text:p>6,943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22960" table:style-name="ce6">
            <text:p>22,960<text:s/></text:p>
          </table:table-cell>
          <table:table-cell office:value-type="float" office:value="27385" table:style-name="ce6">
            <text:p>27,385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33628" table:style-name="ce6">
            <text:p>33,628<text:s/></text:p>
          </table:table-cell>
          <table:table-cell office:value-type="float" office:value="14336" table:style-name="ce6">
            <text:p>14,336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1436" table:style-name="ce6">
            <text:p>21,436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39634" table:style-name="ce6">
            <text:p>39,63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8772" table:style-name="ce6">
            <text:p>28,772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17565" table:style-name="ce6">
            <text:p>17,565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847" table:style-name="ce6">
            <text:p>7,847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15362" table:style-name="ce6">
            <text:p>15,362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382" table:style-name="ce6">
            <text:p>9,382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9866" table:style-name="ce6">
            <text:p>9,866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431" table:style-name="ce6">
            <text:p>8,431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3212" table:style-name="ce6">
            <text:p>3,212<text:s/></text:p>
          </table:table-cell>
          <table:table-cell table:number-columns-repeated="16264"/>
        </table:table-row>
        <table:table-row table:style-name="ro2">
          <table:table-cell office:value-type="date" office:date-value="2021-09-24T00:00:00" table:style-name="ce5">
            <text:p>2021/9/24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0669" table:style-name="ce6">
            <text:p>10,669<text:s/></text:p>
          </table:table-cell>
          <table:table-cell office:value-type="float" office:value="29742" table:style-name="ce6">
            <text:p>29,742<text:s/></text:p>
          </table:table-cell>
          <table:table-cell office:value-type="float" office:value="31310" table:style-name="ce6">
            <text:p>31,310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10368" table:style-name="ce6">
            <text:p>10,368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2489" table:style-name="ce6">
            <text:p>2,489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4989" table:style-name="ce6">
            <text:p>4,989<text:s/></text:p>
          </table:table-cell>
          <table:table-cell office:value-type="float" office:value="22615" table:style-name="ce6">
            <text:p>22,615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9426" table:style-name="ce6">
            <text:p>19,426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12660" table:style-name="ce6">
            <text:p>12,660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26396" table:style-name="ce6">
            <text:p>26,396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5997" table:style-name="ce6">
            <text:p>15,997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86771" table:style-name="ce6">
            <text:p>86,771<text:s/></text:p>
          </table:table-cell>
          <table:table-cell office:value-type="float" office:value="32694" table:style-name="ce6">
            <text:p>32,694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17514" table:style-name="ce6">
            <text:p>17,514<text:s/></text:p>
          </table:table-cell>
          <table:table-cell office:value-type="float" office:value="19101" table:style-name="ce6">
            <text:p>19,101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0280" table:style-name="ce6">
            <text:p>10,280<text:s/></text:p>
          </table:table-cell>
          <table:table-cell office:value-type="float" office:value="7428" table:style-name="ce6">
            <text:p>7,428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24081" table:style-name="ce6">
            <text:p>24,081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19623" table:style-name="ce6">
            <text:p>19,623<text:s/></text:p>
          </table:table-cell>
          <table:table-cell office:value-type="float" office:value="21059" table:style-name="ce6">
            <text:p>21,059<text:s/></text:p>
          </table:table-cell>
          <table:table-cell office:value-type="float" office:value="24961" table:style-name="ce6">
            <text:p>24,961<text:s/></text:p>
          </table:table-cell>
          <table:table-cell office:value-type="float" office:value="28349" table:style-name="ce6">
            <text:p>28,349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7471" table:style-name="ce6">
            <text:p>17,471<text:s/></text:p>
          </table:table-cell>
          <table:table-cell office:value-type="float" office:value="37986" table:style-name="ce6">
            <text:p>37,986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3291" table:style-name="ce6">
            <text:p>23,291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45183" table:style-name="ce6">
            <text:p>45,183<text:s/></text:p>
          </table:table-cell>
          <table:table-cell office:value-type="float" office:value="16228" table:style-name="ce6">
            <text:p>16,228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6543" table:style-name="ce6">
            <text:p>6,543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29310" table:style-name="ce6">
            <text:p>29,310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7950" table:style-name="ce6">
            <text:p>17,950<text:s/></text:p>
          </table:table-cell>
          <table:table-cell office:value-type="float" office:value="18273" table:style-name="ce6">
            <text:p>18,273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0977" table:style-name="ce6">
            <text:p>20,977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9544" table:style-name="ce6">
            <text:p>9,544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8366" table:style-name="ce6">
            <text:p>8,366<text:s/></text:p>
          </table:table-cell>
          <table:table-cell office:value-type="float" office:value="8129" table:style-name="ce6">
            <text:p>8,129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3389" table:style-name="ce6">
            <text:p>3,389<text:s/></text:p>
          </table:table-cell>
          <table:table-cell table:number-columns-repeated="16264"/>
        </table:table-row>
        <table:table-row table:style-name="ro2">
          <table:table-cell office:value-type="date" office:date-value="2021-09-25T00:00:00" table:style-name="ce5">
            <text:p>2021/9/25</text:p>
          </table:table-cell>
          <table:table-cell office:value-type="float" office:value="1450" table:style-name="ce6">
            <text:p>1,450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1406" table:style-name="ce6">
            <text:p>1,406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6244" table:style-name="ce6">
            <text:p>6,244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71057" table:style-name="ce6">
            <text:p>71,057<text:s/></text:p>
          </table:table-cell>
          <table:table-cell office:value-type="float" office:value="29834" table:style-name="ce6">
            <text:p>29,834<text:s/></text:p>
          </table:table-cell>
          <table:table-cell office:value-type="float" office:value="10228" table:style-name="ce6">
            <text:p>10,22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14896" table:style-name="ce6">
            <text:p>14,896<text:s/></text:p>
          </table:table-cell>
          <table:table-cell office:value-type="float" office:value="14985" table:style-name="ce6">
            <text:p>14,985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0459" table:style-name="ce6">
            <text:p>10,459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5873" table:style-name="ce6">
            <text:p>15,873<text:s/></text:p>
          </table:table-cell>
          <table:table-cell office:value-type="float" office:value="18018" table:style-name="ce6">
            <text:p>18,018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3728" table:style-name="ce6">
            <text:p>13,728<text:s/></text:p>
          </table:table-cell>
          <table:table-cell office:value-type="float" office:value="34359" table:style-name="ce6">
            <text:p>34,359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33644" table:style-name="ce6">
            <text:p>33,644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8887" table:style-name="ce6">
            <text:p>8,887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5644" table:style-name="ce6">
            <text:p>15,644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6249" table:style-name="ce6">
            <text:p>6,249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4697" table:style-name="ce6">
            <text:p>4,697<text:s/></text:p>
          </table:table-cell>
          <table:table-cell office:value-type="float" office:value="5559" table:style-name="ce6">
            <text:p>5,55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602" table:style-name="ce6">
            <text:p>602<text:s/></text:p>
          </table:table-cell>
          <table:table-cell office:value-type="float" office:value="1428" table:style-name="ce6">
            <text:p>1,428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667" table:style-name="ce6">
            <text:p>1,667<text:s/></text:p>
          </table:table-cell>
          <table:table-cell table:number-columns-repeated="16264"/>
        </table:table-row>
        <table:table-row table:style-name="ro2">
          <table:table-cell office:value-type="date" office:date-value="2021-09-26T00:00:00" table:style-name="ce5">
            <text:p>2021/9/26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2586" table:style-name="ce6">
            <text:p>12,586<text:s/></text:p>
          </table:table-cell>
          <table:table-cell office:value-type="float" office:value="7174" table:style-name="ce6">
            <text:p>7,174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4420" table:style-name="ce6">
            <text:p>74,420<text:s/></text:p>
          </table:table-cell>
          <table:table-cell office:value-type="float" office:value="24141" table:style-name="ce6">
            <text:p>24,141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10798" table:style-name="ce6">
            <text:p>10,798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6699" table:style-name="ce6">
            <text:p>16,699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11201" table:style-name="ce6">
            <text:p>11,201<text:s/></text:p>
          </table:table-cell>
          <table:table-cell office:value-type="float" office:value="29452" table:style-name="ce6">
            <text:p>29,452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14260" table:style-name="ce6">
            <text:p>14,260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7001" table:style-name="ce6">
            <text:p>7,001<text:s/></text:p>
          </table:table-cell>
          <table:table-cell office:value-type="float" office:value="29109" table:style-name="ce6">
            <text:p>29,109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5410" table:style-name="ce6">
            <text:p>5,410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4804" table:style-name="ce6">
            <text:p>4,804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3921" table:style-name="ce6">
            <text:p>3,921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237" table:style-name="ce6">
            <text:p>4,237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662" table:style-name="ce6">
            <text:p>662<text:s/></text:p>
          </table:table-cell>
          <table:table-cell office:value-type="float" office:value="787" table:style-name="ce6">
            <text:p>787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929" table:style-name="ce6">
            <text:p>929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1456" table:style-name="ce6">
            <text:p>1,456<text:s/></text:p>
          </table:table-cell>
          <table:table-cell table:number-columns-repeated="16264"/>
        </table:table-row>
        <table:table-row table:style-name="ro2">
          <table:table-cell office:value-type="date" office:date-value="2021-09-27T00:00:00" table:style-name="ce5">
            <text:p>2021/9/27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28916" table:style-name="ce6">
            <text:p>28,916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19782" table:style-name="ce6">
            <text:p>19,782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5861" table:style-name="ce6">
            <text:p>5,861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21781" table:style-name="ce6">
            <text:p>21,78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1677" table:style-name="ce6">
            <text:p>11,677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7282" table:style-name="ce6">
            <text:p>7,282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17595" table:style-name="ce6">
            <text:p>17,595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79459" table:style-name="ce6">
            <text:p>79,459<text:s/></text:p>
          </table:table-cell>
          <table:table-cell office:value-type="float" office:value="26346" table:style-name="ce6">
            <text:p>26,346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16721" table:style-name="ce6">
            <text:p>16,721<text:s/></text:p>
          </table:table-cell>
          <table:table-cell office:value-type="float" office:value="17707" table:style-name="ce6">
            <text:p>17,707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6523" table:style-name="ce6">
            <text:p>16,52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2854" table:style-name="ce6">
            <text:p>22,854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7002" table:style-name="ce6">
            <text:p>7,002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0083" table:style-name="ce6">
            <text:p>10,08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22809" table:style-name="ce6">
            <text:p>22,809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20366" table:style-name="ce6">
            <text:p>20,366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8855" table:style-name="ce6">
            <text:p>18,855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33483" table:style-name="ce6">
            <text:p>33,483<text:s/></text:p>
          </table:table-cell>
          <table:table-cell office:value-type="float" office:value="14207" table:style-name="ce6">
            <text:p>14,207<text:s/></text:p>
          </table:table-cell>
          <table:table-cell office:value-type="float" office:value="20956" table:style-name="ce6">
            <text:p>20,956<text:s/></text:p>
          </table:table-cell>
          <table:table-cell office:value-type="float" office:value="20687" table:style-name="ce6">
            <text:p>20,687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40194" table:style-name="ce6">
            <text:p>40,194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14010" table:style-name="ce6">
            <text:p>14,010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28789" table:style-name="ce6">
            <text:p>28,789<text:s/></text:p>
          </table:table-cell>
          <table:table-cell office:value-type="float" office:value="16008" table:style-name="ce6">
            <text:p>16,008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8420" table:style-name="ce6">
            <text:p>8,420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6905" table:style-name="ce6">
            <text:p>6,905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12367" table:style-name="ce6">
            <text:p>12,367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15017" table:style-name="ce6">
            <text:p>15,017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9380" table:style-name="ce6">
            <text:p>9,380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2726" table:style-name="ce6">
            <text:p>2,726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1488" table:style-name="ce6">
            <text:p>1,48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3229" table:style-name="ce6">
            <text:p>3,229<text:s/></text:p>
          </table:table-cell>
          <table:table-cell table:number-columns-repeated="16264"/>
        </table:table-row>
        <table:table-row table:style-name="ro2">
          <table:table-cell office:value-type="date" office:date-value="2021-09-28T00:00:00" table:style-name="ce5">
            <text:p>2021/9/28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668" table:style-name="ce6">
            <text:p>10,668<text:s/></text:p>
          </table:table-cell>
          <table:table-cell office:value-type="float" office:value="29325" table:style-name="ce6">
            <text:p>29,325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9926" table:style-name="ce6">
            <text:p>9,926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3303" table:style-name="ce6">
            <text:p>13,303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6612" table:style-name="ce6">
            <text:p>6,612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8593" table:style-name="ce6">
            <text:p>18,59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11748" table:style-name="ce6">
            <text:p>11,748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8666" table:style-name="ce6">
            <text:p>18,666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25907" table:style-name="ce6">
            <text:p>25,907<text:s/></text:p>
          </table:table-cell>
          <table:table-cell office:value-type="float" office:value="19152" table:style-name="ce6">
            <text:p>19,152<text:s/></text:p>
          </table:table-cell>
          <table:table-cell office:value-type="float" office:value="19528" table:style-name="ce6">
            <text:p>19,528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7754" table:style-name="ce6">
            <text:p>77,754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14261" table:style-name="ce6">
            <text:p>14,26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18116" table:style-name="ce6">
            <text:p>18,116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22575" table:style-name="ce6">
            <text:p>22,575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7122" table:style-name="ce6">
            <text:p>7,12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20863" table:style-name="ce6">
            <text:p>20,863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28440" table:style-name="ce6">
            <text:p>28,440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34127" table:style-name="ce6">
            <text:p>34,127<text:s/></text:p>
          </table:table-cell>
          <table:table-cell office:value-type="float" office:value="14624" table:style-name="ce6">
            <text:p>14,624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21401" table:style-name="ce6">
            <text:p>21,401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40636" table:style-name="ce6">
            <text:p>40,636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1790" table:style-name="ce6">
            <text:p>11,790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955" table:style-name="ce6">
            <text:p>13,955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4015" table:style-name="ce6">
            <text:p>14,015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7997" table:style-name="ce6">
            <text:p>17,997<text:s/></text:p>
          </table:table-cell>
          <table:table-cell office:value-type="float" office:value="18000" table:style-name="ce6">
            <text:p>18,00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4485" table:style-name="ce6">
            <text:p>4,485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3307" table:style-name="ce6">
            <text:p>3,307<text:s/></text:p>
          </table:table-cell>
          <table:table-cell table:number-columns-repeated="16264"/>
        </table:table-row>
        <table:table-row table:style-name="ro2">
          <table:table-cell office:value-type="date" office:date-value="2021-09-29T00:00:00" table:style-name="ce5">
            <text:p>2021/9/29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29618" table:style-name="ce6">
            <text:p>29,618<text:s/></text:p>
          </table:table-cell>
          <table:table-cell office:value-type="float" office:value="28949" table:style-name="ce6">
            <text:p>28,949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7020" table:style-name="ce6">
            <text:p>7,020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0290" table:style-name="ce6">
            <text:p>10,29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8451" table:style-name="ce6">
            <text:p>18,451<text:s/></text:p>
          </table:table-cell>
          <table:table-cell office:value-type="float" office:value="11617" table:style-name="ce6">
            <text:p>11,617<text:s/></text:p>
          </table:table-cell>
          <table:table-cell office:value-type="float" office:value="7707" table:style-name="ce6">
            <text:p>7,707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22991" table:style-name="ce6">
            <text:p>22,991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25866" table:style-name="ce6">
            <text:p>25,866<text:s/></text:p>
          </table:table-cell>
          <table:table-cell office:value-type="float" office:value="19256" table:style-name="ce6">
            <text:p>19,256<text:s/></text:p>
          </table:table-cell>
          <table:table-cell office:value-type="float" office:value="19726" table:style-name="ce6">
            <text:p>19,726<text:s/></text:p>
          </table:table-cell>
          <table:table-cell office:value-type="float" office:value="15654" table:style-name="ce6">
            <text:p>15,654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77461" table:style-name="ce6">
            <text:p>77,461<text:s/></text:p>
          </table:table-cell>
          <table:table-cell office:value-type="float" office:value="28426" table:style-name="ce6">
            <text:p>28,426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19032" table:style-name="ce6">
            <text:p>19,032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7385" table:style-name="ce6">
            <text:p>17,385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23064" table:style-name="ce6">
            <text:p>23,06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13872" table:style-name="ce6">
            <text:p>13,872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0270" table:style-name="ce6">
            <text:p>10,27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7079" table:style-name="ce6">
            <text:p>7,07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7542" table:style-name="ce6">
            <text:p>17,542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0981" table:style-name="ce6">
            <text:p>20,981<text:s/></text:p>
          </table:table-cell>
          <table:table-cell office:value-type="float" office:value="24211" table:style-name="ce6">
            <text:p>24,211<text:s/></text:p>
          </table:table-cell>
          <table:table-cell office:value-type="float" office:value="28324" table:style-name="ce6">
            <text:p>28,324<text:s/></text:p>
          </table:table-cell>
          <table:table-cell office:value-type="float" office:value="19400" table:style-name="ce6">
            <text:p>19,400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34946" table:style-name="ce6">
            <text:p>34,946<text:s/></text:p>
          </table:table-cell>
          <table:table-cell office:value-type="float" office:value="15211" table:style-name="ce6">
            <text:p>15,211<text:s/></text:p>
          </table:table-cell>
          <table:table-cell office:value-type="float" office:value="22018" table:style-name="ce6">
            <text:p>22,018<text:s/></text:p>
          </table:table-cell>
          <table:table-cell office:value-type="float" office:value="21893" table:style-name="ce6">
            <text:p>21,893<text:s/></text:p>
          </table:table-cell>
          <table:table-cell office:value-type="float" office:value="13625" table:style-name="ce6">
            <text:p>13,625<text:s/></text:p>
          </table:table-cell>
          <table:table-cell office:value-type="float" office:value="41312" table:style-name="ce6">
            <text:p>41,312<text:s/></text:p>
          </table:table-cell>
          <table:table-cell office:value-type="float" office:value="14239" table:style-name="ce6">
            <text:p>14,239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3519" table:style-name="ce6">
            <text:p>13,51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8669" table:style-name="ce6">
            <text:p>8,669<text:s/></text:p>
          </table:table-cell>
          <table:table-cell office:value-type="float" office:value="28990" table:style-name="ce6">
            <text:p>28,990<text:s/></text:p>
          </table:table-cell>
          <table:table-cell office:value-type="float" office:value="16606" table:style-name="ce6">
            <text:p>16,606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7910" table:style-name="ce6">
            <text:p>17,910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6385" table:style-name="ce6">
            <text:p>16,385<text:s/></text:p>
          </table:table-cell>
          <table:table-cell office:value-type="float" office:value="11307" table:style-name="ce6">
            <text:p>11,307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302" table:style-name="ce6">
            <text:p>3,302<text:s/></text:p>
          </table:table-cell>
          <table:table-cell table:number-columns-repeated="16264"/>
        </table:table-row>
        <table:table-row table:style-name="ro2">
          <table:table-cell office:value-type="date" office:date-value="2021-09-30T00:00:00" table:style-name="ce5">
            <text:p>2021/9/30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30021" table:style-name="ce6">
            <text:p>30,021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9360" table:style-name="ce6">
            <text:p>9,36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5100" table:style-name="ce6">
            <text:p>5,100<text:s/></text:p>
          </table:table-cell>
          <table:table-cell office:value-type="float" office:value="22521" table:style-name="ce6">
            <text:p>22,521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0257" table:style-name="ce6">
            <text:p>10,257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8168" table:style-name="ce6">
            <text:p>18,168<text:s/></text:p>
          </table:table-cell>
          <table:table-cell office:value-type="float" office:value="11680" table:style-name="ce6">
            <text:p>11,680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265" table:style-name="ce6">
            <text:p>12,265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18302" table:style-name="ce6">
            <text:p>18,302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25452" table:style-name="ce6">
            <text:p>25,452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78422" table:style-name="ce6">
            <text:p>78,422<text:s/></text:p>
          </table:table-cell>
          <table:table-cell office:value-type="float" office:value="28938" table:style-name="ce6">
            <text:p>28,938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17305" table:style-name="ce6">
            <text:p>17,305<text:s/></text:p>
          </table:table-cell>
          <table:table-cell office:value-type="float" office:value="18290" table:style-name="ce6">
            <text:p>18,290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7033" table:style-name="ce6">
            <text:p>7,033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7201" table:style-name="ce6">
            <text:p>7,201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7358" table:style-name="ce6">
            <text:p>17,358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24092" table:style-name="ce6">
            <text:p>24,092<text:s/></text:p>
          </table:table-cell>
          <table:table-cell office:value-type="float" office:value="28161" table:style-name="ce6">
            <text:p>28,161<text:s/></text:p>
          </table:table-cell>
          <table:table-cell office:value-type="float" office:value="19627" table:style-name="ce6">
            <text:p>19,627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34738" table:style-name="ce6">
            <text:p>34,738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1737" table:style-name="ce6">
            <text:p>21,737<text:s/></text:p>
          </table:table-cell>
          <table:table-cell office:value-type="float" office:value="22070" table:style-name="ce6">
            <text:p>22,070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43225" table:style-name="ce6">
            <text:p>43,225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15304" table:style-name="ce6">
            <text:p>15,304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7780" table:style-name="ce6">
            <text:p>17,78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2602" table:style-name="ce6">
            <text:p>12,602<text:s/></text:p>
          </table:table-cell>
          <table:table-cell office:value-type="float" office:value="20882" table:style-name="ce6">
            <text:p>20,882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9191" table:style-name="ce6">
            <text:p>9,191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8884" table:style-name="ce6">
            <text:p>8,884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3165" table:style-name="ce6">
            <text:p>3,165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0-11T06:38:33Z</meta:creation-date>
    <dc:date>2021-10-11T06:42:08Z</dc:date>
  </office:meta>
</office:document-meta>
</file>